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loext:opacity="100%" style:font-name="Droid Sans Mono" fo:font-size="8pt" fo:font-weight="normal" fo:background-color="#ffffff" style:font-size-asian="8pt" style:font-size-complex="8pt"/>
    </style:style>
    <style:style style:name="P2" style:family="paragraph" style:parent-style-name="Standard">
      <style:paragraph-properties fo:line-height="100%"/>
      <style:text-properties fo:color="#008000" loext:opacity="100%" style:font-name="Droid Sans Mono" fo:font-size="8pt" fo:font-weight="normal" fo:background-color="#ffffff" style:font-size-asian="8pt" style:font-size-complex="8pt"/>
    </style:style>
    <style:style style:name="P3" style:family="paragraph" style:parent-style-name="Standard">
      <style:paragraph-properties fo:line-height="100%"/>
      <style:text-properties fo:color="#a31515" loext:opacity="100%" style:font-name="Droid Sans Mono" fo:font-size="8pt" fo:font-weight="normal" fo:background-color="#ffffff" style:font-size-asian="8pt" style:font-size-complex="8pt"/>
    </style:style>
    <style:style style:name="P4" style:family="paragraph" style:parent-style-name="Standard">
      <style:paragraph-properties fo:line-height="100%"/>
      <style:text-properties fo:color="#8f08c4" loext:opacity="100%" style:font-name="Droid Sans Mono" fo:font-size="8pt" fo:font-weight="normal" fo:background-color="#ffffff" style:font-size-asian="8pt" style:font-size-complex="8pt"/>
    </style:style>
    <style:style style:name="P5" style:family="paragraph" style:parent-style-name="Standard">
      <style:paragraph-properties fo:margin-top="0cm" fo:margin-bottom="0.499cm" style:contextual-spacing="false" fo:line-height="100%"/>
      <style:text-properties fo:font-size="8pt" style:font-size-asian="8pt" style:font-size-complex="8pt"/>
    </style:style>
    <style:style style:name="P6" style:family="paragraph" style:parent-style-name="Standard">
      <style:paragraph-properties fo:line-height="100%"/>
      <style:text-properties fo:font-size="8pt" style:font-size-asian="8pt" style:font-size-complex="8pt"/>
    </style:style>
    <style:style style:name="T1" style:family="text">
      <style:text-properties fo:color="#8f08c4" loext:opacity="100%"/>
    </style:style>
    <style:style style:name="T2" style:family="text">
      <style:text-properties fo:color="#74531f" loext:opacity="100%"/>
    </style:style>
    <style:style style:name="T3" style:family="text">
      <style:text-properties fo:color="#2b91af" loext:opacity="100%"/>
    </style:style>
    <style:style style:name="T4" style:family="text">
      <style:text-properties fo:color="#1f377f" loext:opacity="100%"/>
    </style:style>
    <style:style style:name="T5" style:family="text">
      <style:text-properties fo:color="#e21f1f" loext:opacity="100%"/>
    </style:style>
    <style:style style:name="T6" style:family="text">
      <style:text-properties fo:color="#a31515" loext:opacity="100%"/>
    </style:style>
    <style:style style:name="T7" style:family="text">
      <style:text-properties fo:color="#0000ff" loext:opacity="100%"/>
    </style:style>
    <style:style style:name="T8" style:family="text">
      <style:text-properties fo:color="#808080" loext:opacity="100%"/>
    </style:style>
    <style:style style:name="T9" style:family="text">
      <style:text-properties fo:color="#098658" loext:opacity="100%"/>
    </style:style>
    <style:style style:name="T10" style:family="text">
      <style:text-properties fo:color="#008000" loext:opacity="100%"/>
    </style:style>
    <style:style style:name="T11" style:family="text">
      <style:text-properties fo:color="#b776fb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rom</text:span> opensbli.utilities.numerical_functions <text:span text:style-name="T1">import</text:span> <text:span text:style-name="T2">spline</text:span>, <text:span text:style-name="T2">splint</text:span></text:p>
      <text:p text:style-name="P1"><text:span text:style-name="T1">from</text:span> sympy <text:span text:style-name="T1">import</text:span> <text:span text:style-name="T3">Piecewise</text:span></text:p>
      <text:p text:style-name="P1"><text:span text:style-name="T1">from</text:span> sympy <text:span text:style-name="T1">import</text:span> S, <text:span text:style-name="T2">N</text:span>, <text:span text:style-name="T3">Rational</text:span>, <text:span text:style-name="T4">pprint</text:span>, <text:span text:style-name="T4">Eq</text:span>, <text:span text:style-name="T3">exp</text:span>, <text:span text:style-name="T3">tanh</text:span></text:p>
      <text:p text:style-name="P1"><text:span text:style-name="T1">from</text:span> scipy.integrate <text:span text:style-name="T1">import</text:span> <text:span text:style-name="T2">odeint</text:span></text:p>
      <text:p text:style-name="P1"><text:span text:style-name="T1">import</text:span> numpy <text:span text:style-name="T1">as</text:span> np</text:p>
      <text:p text:style-name="P1"><text:span text:style-name="T1">import</text:span> numpy.polynomial.polynomial <text:span text:style-name="T1">as</text:span> poly</text:p>
      <text:p text:style-name="P1"><text:span text:style-name="T1">import</text:span> matplotlib.pyplot <text:span text:style-name="T1">as</text:span> plt</text:p>
      <text:p text:style-name="P1"><text:span text:style-name="T1">from</text:span> opensbli.initialisation <text:span text:style-name="T1">import</text:span> <text:span text:style-name="T3">GridBasedInitialisation</text:span></text:p>
      <text:p text:style-name="P1"><text:span text:style-name="T1">from</text:span> opensbli.core.opensbliobjects <text:span text:style-name="T1">import</text:span> <text:span text:style-name="T3">DataObject</text:span>, <text:span text:style-name="T3">ConstantObject</text:span></text:p>
      <text:p text:style-name="P1"><text:span text:style-name="T1">from</text:span> opensbli.core.grid <text:span text:style-name="T1">import</text:span> <text:span text:style-name="T3">GridVariable</text:span></text:p>
      <text:p text:style-name="P1"><text:span text:style-name="T1">from</text:span> opensbli.core.kernel <text:span text:style-name="T1">import</text:span> <text:span text:style-name="T3">Kernel</text:span></text:p>
      <text:p text:style-name="P1"><text:span text:style-name="T1">import</text:span> warnings</text:p>
      <text:p text:style-name="P2"># from scipy.optimize import curve_fit</text:p>
      <text:p text:style-name="P1"><text:span text:style-name="T1">from</text:span> opensbli.equation_types.opensbliequations <text:span text:style-name="T1">import</text:span> <text:span text:style-name="T4">OpenSBLIEq</text:span></text:p>
      <text:p text:style-name="P5"/>
      <text:p text:style-name="P1">plt.style.<text:span text:style-name="T2">use</text:span>(<text:span text:style-name="T5">'</text:span><text:span text:style-name="T6">classic</text:span><text:span text:style-name="T5">'</text:span>)</text:p>
      <text:p text:style-name="P5"/>
      <text:p text:style-name="P1"><text:span text:style-name="T7">class</text:span> <text:span text:style-name="T3">Boundary_layer_profile</text:span>(<text:span text:style-name="T3">object</text:span>):</text:p>
      <text:p text:style-name="P1"><text:span text:style-name="T5">"""</text:span><text:span text:style-name="T6"> Performs a similarity solution (Viscous fluid flow, F.White 1974),</text:span></text:p>
      <text:p text:style-name="P3">to obtain u and T profiles for a laminar compressible boundary-layer.</text:p>
      <text:p text:style-name="P6"/>
      <text:p text:style-name="P3">:arg float xmach: Free-stream Mach numnber.</text:p>
      <text:p text:style-name="P3">:arg float Pr: Prandtl number.</text:p>
      <text:p text:style-name="P3">:arg float gama: Ratio of specific heats.</text:p>
      <text:p text:style-name="P3">:arg float Tw: Wall temperature, use -1 for adibatic wall conditions.</text:p>
      <text:p text:style-name="P3">:arg float Re: Free-stream Reynolds number.</text:p>
      <text:p text:style-name="P1"><text:span text:style-name="T6">:arg float Tinf: Dimensional free-stream temperature for Sutherland's law.</text:span><text:span text:style-name="T5">"""</text:span></text:p>
      <text:p text:style-name="P6"/>
      <text:p text:style-name="P1"><text:span text:style-name="T7">def</text:span> <text:span text:style-name="T2">__init__</text:span>(<text:span text:style-name="T8">self</text:span>, <text:span text:style-name="T8">xmach</text:span>, <text:span text:style-name="T8">Pr</text:span>, <text:span text:style-name="T8">gama</text:span>, <text:span text:style-name="T8">Tw</text:span>, <text:span text:style-name="T8">Re</text:span>, <text:span text:style-name="T8">Tinf</text:span>):</text:p>
      <text:p text:style-name="P1"><text:span text:style-name="T8">self</text:span>.y, <text:span text:style-name="T8">self</text:span>.u, <text:span text:style-name="T8">self</text:span>.T, <text:span text:style-name="T8">self</text:span>.scale = <text:span text:style-name="T8">self</text:span>.<text:span text:style-name="T2">generate_boundary_layer_profile</text:span>(<text:span text:style-name="T8">xmach</text:span>, <text:span text:style-name="T8">Pr</text:span>, <text:span text:style-name="T8">gama</text:span>, <text:span text:style-name="T8">Tw</text:span>, <text:span text:style-name="T8">Tinf</text:span>, <text:span text:style-name="T8">Re</text:span>)</text:p>
      <text:p text:style-name="P1"><text:span text:style-name="T8">self</text:span>.Re = <text:span text:style-name="T8">Re</text:span></text:p>
      <text:p text:style-name="P1"><text:span text:style-name="T8">self</text:span>.n = np.<text:span text:style-name="T2">size</text:span>(<text:span text:style-name="T8">self</text:span>.y)</text:p>
      <text:p text:style-name="P4">return</text:p>
      <text:p text:style-name="P6"/>
      <text:p text:style-name="P1"><text:span text:style-name="T7">def</text:span> <text:span text:style-name="T2">compbl</text:span>(<text:span text:style-name="T8">self</text:span>, <text:span text:style-name="T8">v</text:span>, <text:span text:style-name="T8">p</text:span>=<text:span text:style-name="T7">None</text:span>):</text:p>
      <text:p text:style-name="P1"><text:span text:style-name="T5">"""</text:span><text:span text:style-name="T6"> Sets up the system of equations to be integrated by odeint.</text:span></text:p>
      <text:p text:style-name="P6"/>
      <text:p text:style-name="P3">:arg ndarray: v: Solution vector.</text:p>
      <text:p text:style-name="P3">:arg None: p: Empty dummy argument required by the odeint function.</text:p>
      <text:p text:style-name="P1"><text:span text:style-name="T6">:returns: list: dv: System of equations.</text:span><text:span text:style-name="T5">"""</text:span></text:p>
      <text:p text:style-name="P1"><text:span text:style-name="T4">suth</text:span> = <text:span text:style-name="T8">self</text:span>.suth</text:p>
      <text:p text:style-name="P1"><text:span text:style-name="T4">c</text:span> = np.sqrt(<text:span text:style-name="T8">v</text:span>[<text:span text:style-name="T9">3</text:span>])*(<text:span text:style-name="T9">1.0</text:span>+<text:span text:style-name="T4">suth</text:span>)/(<text:span text:style-name="T8">v</text:span>[<text:span text:style-name="T9">3</text:span>]+<text:span text:style-name="T4">suth</text:span>)</text:p>
      <text:p text:style-name="P1"><text:span text:style-name="T4">dcdg</text:span> = <text:span text:style-name="T9">1.0</text:span>/(<text:span text:style-name="T9">2.0</text:span>*np.sqrt(<text:span text:style-name="T8">v</text:span>[<text:span text:style-name="T9">3</text:span>])) - np.sqrt(<text:span text:style-name="T8">v</text:span>[<text:span text:style-name="T9">3</text:span>])/(<text:span text:style-name="T8">v</text:span>[<text:span text:style-name="T9">3</text:span>]+<text:span text:style-name="T4">suth</text:span>)</text:p>
      <text:p text:style-name="P1"><text:span text:style-name="T4">dcdg</text:span> *= (<text:span text:style-name="T9">1.0</text:span>+<text:span text:style-name="T4">suth</text:span>) / (<text:span text:style-name="T8">v</text:span>[<text:span text:style-name="T9">3</text:span>]+<text:span text:style-name="T4">suth</text:span>)</text:p>
      <text:p text:style-name="P1"><text:span text:style-name="T4">cp</text:span> = <text:span text:style-name="T4">dcdg</text:span>*<text:span text:style-name="T8">v</text:span>[<text:span text:style-name="T9">4</text:span>]</text:p>
      <text:p text:style-name="P1"><text:span text:style-name="T4">dv</text:span> = [<text:span text:style-name="T8">v</text:span>[<text:span text:style-name="T9">1</text:span>], <text:span text:style-name="T8">v</text:span>[<text:span text:style-name="T9">2</text:span>], -<text:span text:style-name="T8">v</text:span>[<text:span text:style-name="T9">2</text:span>]*(<text:span text:style-name="T4">cp</text:span>+<text:span text:style-name="T8">v</text:span>[<text:span text:style-name="T9">0</text:span>])/<text:span text:style-name="T4">c</text:span>, <text:span text:style-name="T8">v</text:span>[<text:span text:style-name="T9">4</text:span>],</text:p>
      <text:p text:style-name="P1">-<text:span text:style-name="T8">v</text:span>[<text:span text:style-name="T9">4</text:span>]*(<text:span text:style-name="T4">cp</text:span>+<text:span text:style-name="T8">self</text:span>.pr*<text:span text:style-name="T8">v</text:span>[<text:span text:style-name="T9">0</text:span>])/<text:span text:style-name="T4">c</text:span> - <text:span text:style-name="T8">self</text:span>.pr*(<text:span text:style-name="T8">self</text:span>.gama-<text:span text:style-name="T9">1</text:span>)*<text:span text:style-name="T8">self</text:span>.xmach**<text:span text:style-name="T9">2</text:span> * <text:span text:style-name="T8">v</text:span>[<text:span text:style-name="T9">2</text:span>]**<text:span text:style-name="T9">2</text:span>]</text:p>
      <text:p text:style-name="P1"><text:span text:style-name="T1">return</text:span> <text:span text:style-name="T4">dv</text:span></text:p>
      <text:p text:style-name="P6"/>
      <text:p text:style-name="P1"><text:span text:style-name="T7">def</text:span> <text:span text:style-name="T2">generate_boundary_layer_profile</text:span>(<text:span text:style-name="T8">self</text:span>, <text:span text:style-name="T8">xmach</text:span>, <text:span text:style-name="T8">pr</text:span>, <text:span text:style-name="T8">gama</text:span>, <text:span text:style-name="T8">Tw</text:span>, <text:span text:style-name="T8">Tinf</text:span>, <text:span text:style-name="T8">Re</text:span>):</text:p>
      <text:p text:style-name="P1"><text:span text:style-name="T5">"""</text:span><text:span text:style-name="T6"> Generates a boundary layer initial profile. Solves the mean flow</text:span></text:p>
      <text:p text:style-name="P3">in a compressible boundary layer. (Equations 7.32) in White (1974).</text:p>
      <text:p text:style-name="P6"/>
      <text:p text:style-name="P3">:arg float xmach: Mach number.</text:p>
      <text:p text:style-name="P3">:arg float pr: Prandtl number.</text:p>
      <text:p text:style-name="P3">:arg float gama: Ratio of specific heats.</text:p>
      <text:p text:style-name="P3">:arg float Tw: Wall temperature Tw/Tinf (&lt; 0 for adiabatic)</text:p>
      <text:p text:style-name="P3">:arg float Tinf: Freestream reference temperature (Kelvin)</text:p>
      <text:p text:style-name="P1"><text:span text:style-name="T6">:arg float Re: Reynolds number.</text:span><text:span text:style-name="T5">"""</text:span></text:p>
      <text:p text:style-name="P6"/>
      <text:p text:style-name="P1"><text:span text:style-name="T4">n_iter</text:span>, <text:span text:style-name="T4">jmax</text:span> = <text:span text:style-name="T9">5</text:span>, <text:span text:style-name="T9">1001</text:span></text:p>
      <text:p text:style-name="P1"><text:span text:style-name="T4">v</text:span>, <text:span text:style-name="T4">dv</text:span>, <text:span text:style-name="T4">f</text:span>, <text:span text:style-name="T4">f1</text:span>, <text:span text:style-name="T4">f2</text:span> = np.<text:span text:style-name="T2">zeros</text:span>(<text:span text:style-name="T9">2</text:span>), np.<text:span text:style-name="T2">zeros</text:span>(<text:span text:style-name="T9">2</text:span>), np.<text:span text:style-name="T2">zeros</text:span>(<text:span text:style-name="T9">2</text:span>), np.<text:span text:style-name="T2">zeros</text:span>(<text:span text:style-name="T9">2</text:span>), np.<text:span text:style-name="T2">zeros</text:span>(<text:span text:style-name="T9">2</text:span>)</text:p>
      <text:p text:style-name="P1"><text:span text:style-name="T8">self</text:span>.pr, <text:span text:style-name="T8">self</text:span>.gama, <text:span text:style-name="T8">self</text:span>.xmach, <text:span text:style-name="T8">self</text:span>.Re, <text:span text:style-name="T8">self</text:span>.Tw = <text:span text:style-name="T8">pr</text:span>, <text:span text:style-name="T8">gama</text:span>, <text:span text:style-name="T8">xmach</text:span>, <text:span text:style-name="T8">Re</text:span>, <text:span text:style-name="T8">Tw</text:span></text:p>
      <text:p text:style-name="P1"><text:span text:style-name="T8">self</text:span>.nvisc = <text:span text:style-name="T9">1</text:span> <text:span text:style-name="T10"># 1 Sutherlands law, 2 Power law, 3 Chapman-Rubesin approximation.</text:span></text:p>
      <text:p text:style-name="P1"><text:span text:style-name="T4">etamax</text:span> = <text:span text:style-name="T9">10.0</text:span></text:p>
      <text:p text:style-name="P1"><text:soft-page-break/><text:span text:style-name="T4">nstep</text:span> = <text:span text:style-name="T4">jmax</text:span>-<text:span text:style-name="T9">1</text:span></text:p>
      <text:p text:style-name="P1"><text:span text:style-name="T4">errtol</text:span> = <text:span text:style-name="T9">1e-10</text:span></text:p>
      <text:p text:style-name="P1"><text:span text:style-name="T8">self</text:span>.suth = <text:span text:style-name="T9">110.40</text:span>/<text:span text:style-name="T8">Tinf</text:span> <text:span text:style-name="T10"># Sutherland constant</text:span></text:p>
      <text:p text:style-name="P1"><text:span text:style-name="T8">self</text:span>.soln = np.<text:span text:style-name="T2">zeros</text:span>((<text:span text:style-name="T9">5</text:span>, <text:span text:style-name="T4">jmax</text:span>))</text:p>
      <text:p text:style-name="P1"><text:span text:style-name="T8">self</text:span>.eta = np.<text:span text:style-name="T2">linspace</text:span>(<text:span text:style-name="T9">0</text:span>, <text:span text:style-name="T4">etamax</text:span>, <text:span text:style-name="T4">jmax</text:span>)</text:p>
      <text:p text:style-name="P1"><text:span text:style-name="T4">vstart</text:span> = np.<text:span text:style-name="T2">zeros</text:span>(<text:span text:style-name="T9">5</text:span>)</text:p>
      <text:p text:style-name="P1"><text:span text:style-name="T1">if</text:span> <text:span text:style-name="T8">Tw</text:span> &gt; <text:span text:style-name="T9">0</text:span>:</text:p>
      <text:p text:style-name="P1"><text:span text:style-name="T4">vstart</text:span>[<text:span text:style-name="T9">3</text:span>] = <text:span text:style-name="T8">Tw</text:span></text:p>
      <text:p text:style-name="P1"><text:span text:style-name="T1">elif</text:span> <text:span text:style-name="T8">Tw</text:span> &lt; <text:span text:style-name="T9">0</text:span>: <text:span text:style-name="T10"># Adiabatic wall, initial guess</text:span></text:p>
      <text:p text:style-name="P1"><text:span text:style-name="T4">v</text:span>[<text:span text:style-name="T9">1</text:span>] = <text:span text:style-name="T9">1.0</text:span> + <text:span text:style-name="T9">0.5</text:span>*<text:span text:style-name="T9">0.84</text:span>*(<text:span text:style-name="T8">gama</text:span>-<text:span text:style-name="T9">1</text:span>)*<text:span text:style-name="T8">xmach</text:span>**<text:span text:style-name="T9">2</text:span></text:p>
      <text:p text:style-name="P1"><text:span text:style-name="T4">v</text:span>[<text:span text:style-name="T9">0</text:span>] = <text:span text:style-name="T9">0.47</text:span>*<text:span text:style-name="T4">v</text:span>[<text:span text:style-name="T9">1</text:span>]**<text:span text:style-name="T9">0.21</text:span></text:p>
      <text:p text:style-name="P1"><text:span text:style-name="T1">else</text:span>: <text:span text:style-name="T10"># Fixed wall temperature, initial guess. Tested for 1&lt;Tw&lt;4 and M&lt;8 (Pr=0.72, gamma=1.4)</text:span></text:p>
      <text:p text:style-name="P1"><text:span text:style-name="T4">v</text:span>[<text:span text:style-name="T9">1</text:span>] = <text:span text:style-name="T9">4.5</text:span> <text:span text:style-name="T10"># !0.062*xmach**2-0.1*(Tw-1.0)*(1.0+xmach)/(0.2+xmach)</text:span></text:p>
      <text:p text:style-name="P1"><text:span text:style-name="T4">v</text:span>[<text:span text:style-name="T9">0</text:span>] = <text:span text:style-name="T9">0.494891</text:span> <text:span text:style-name="T10"># !0.45-0.01*xmach+(Tw-1.)*0.06</text:span></text:p>
      <text:p text:style-name="P2"># Initial increments</text:p>
      <text:p text:style-name="P1"><text:span text:style-name="T4">dv</text:span>[<text:span text:style-name="T9">0</text:span>] = <text:span text:style-name="T4">v</text:span>[<text:span text:style-name="T9">0</text:span>]*<text:span text:style-name="T9">0.01</text:span></text:p>
      <text:p text:style-name="P1"><text:span text:style-name="T1">if</text:span> <text:span text:style-name="T8">Tw</text:span> &lt; <text:span text:style-name="T9">0</text:span>:</text:p>
      <text:p text:style-name="P1"><text:span text:style-name="T4">dv</text:span>[<text:span text:style-name="T9">1</text:span>] = <text:span text:style-name="T4">v</text:span>[<text:span text:style-name="T9">1</text:span>]*<text:span text:style-name="T9">0.01</text:span></text:p>
      <text:p text:style-name="P1"><text:span text:style-name="T1">else</text:span>:</text:p>
      <text:p text:style-name="P1"><text:span text:style-name="T4">dv</text:span>[<text:span text:style-name="T9">1</text:span>] = <text:span text:style-name="T9">0.1</text:span></text:p>
      <text:p text:style-name="P2"># Main loop</text:p>
      <text:p text:style-name="P2"># ODE solver parameters</text:p>
      <text:p text:style-name="P1"><text:span text:style-name="T4">abserr</text:span> = <text:span text:style-name="T9">1.0e-8</text:span></text:p>
      <text:p text:style-name="P1"><text:span text:style-name="T4">relerr</text:span> = <text:span text:style-name="T9">1.0e-6</text:span></text:p>
      <text:p text:style-name="P1"><text:span text:style-name="T1">for</text:span> <text:span text:style-name="T4">k</text:span> <text:span text:style-name="T1">in</text:span> <text:span text:style-name="T3">range</text:span>(<text:span text:style-name="T4">n_iter</text:span>):</text:p>
      <text:p text:style-name="P1"><text:span text:style-name="T4">vstart</text:span>[<text:span text:style-name="T9">2</text:span>] = <text:span text:style-name="T4">v</text:span>[<text:span text:style-name="T9">0</text:span>] <text:span text:style-name="T10"># Initial value</text:span></text:p>
      <text:p text:style-name="P1"><text:span text:style-name="T1">if</text:span> <text:span text:style-name="T8">Tw</text:span> &lt; <text:span text:style-name="T9">0</text:span>:</text:p>
      <text:p text:style-name="P1"><text:span text:style-name="T4">vstart</text:span>[<text:span text:style-name="T9">3</text:span>] = <text:span text:style-name="T4">v</text:span>[<text:span text:style-name="T9">1</text:span>]</text:p>
      <text:p text:style-name="P1"><text:span text:style-name="T1">else</text:span>:</text:p>
      <text:p text:style-name="P1"><text:span text:style-name="T4">vstart</text:span>[<text:span text:style-name="T9">4</text:span>] = <text:span text:style-name="T9">1.141575</text:span> <text:span text:style-name="T10"># v[1]</text:span></text:p>
      <text:p text:style-name="P2"># Call the ODE solver.</text:p>
      <text:p text:style-name="P1"><text:span text:style-name="T8">self</text:span>.soln = <text:span text:style-name="T2">odeint</text:span>(<text:span text:style-name="T8">self</text:span>.<text:span text:style-name="T2">compbl</text:span>, <text:span text:style-name="T4">vstart</text:span>, <text:span text:style-name="T8">self</text:span>.eta,</text:p>
      <text:p text:style-name="P1"><text:span text:style-name="T8">atol</text:span>=<text:span text:style-name="T4">abserr</text:span>, <text:span text:style-name="T8">rtol</text:span>=<text:span text:style-name="T4">relerr</text:span>).T</text:p>
      <text:p text:style-name="P1"><text:span text:style-name="T4">err</text:span> = np.abs(<text:span text:style-name="T8">self</text:span>.soln[<text:span text:style-name="T9">1</text:span>, <text:span text:style-name="T4">nstep</text:span>]-<text:span text:style-name="T9">1.0</text:span>) + np.abs(<text:span text:style-name="T8">self</text:span>.soln[<text:span text:style-name="T9">3</text:span>, <text:span text:style-name="T4">nstep</text:span>]-<text:span text:style-name="T9">1.0</text:span>)</text:p>
      <text:p text:style-name="P1"><text:span text:style-name="T1">if</text:span> <text:span text:style-name="T4">err</text:span> &lt; <text:span text:style-name="T4">errtol</text:span>:</text:p>
      <text:p text:style-name="P4">break</text:p>
      <text:p text:style-name="P1"><text:span text:style-name="T4">f</text:span>[<text:span text:style-name="T9">0</text:span>] = <text:span text:style-name="T8">self</text:span>.soln[<text:span text:style-name="T9">1</text:span>, <text:span text:style-name="T4">nstep</text:span>] - <text:span text:style-name="T9">1.0</text:span></text:p>
      <text:p text:style-name="P1"><text:span text:style-name="T4">f</text:span>[<text:span text:style-name="T9">1</text:span>] = <text:span text:style-name="T8">self</text:span>.soln[<text:span text:style-name="T9">3</text:span>, <text:span text:style-name="T4">nstep</text:span>] - <text:span text:style-name="T9">1.0</text:span></text:p>
      <text:p text:style-name="P2"># Increment v[0]</text:p>
      <text:p text:style-name="P1"><text:span text:style-name="T4">vstart</text:span>[<text:span text:style-name="T9">2</text:span>] = <text:span text:style-name="T4">v</text:span>[<text:span text:style-name="T9">0</text:span>] + <text:span text:style-name="T4">dv</text:span>[<text:span text:style-name="T9">0</text:span>]</text:p>
      <text:p text:style-name="P1"><text:span text:style-name="T1">if</text:span> (<text:span text:style-name="T8">Tw</text:span> &lt; <text:span text:style-name="T9">0</text:span>):</text:p>
      <text:p text:style-name="P1"><text:span text:style-name="T4">vstart</text:span>[<text:span text:style-name="T9">3</text:span>] = <text:span text:style-name="T4">v</text:span>[<text:span text:style-name="T9">1</text:span>]</text:p>
      <text:p text:style-name="P1"><text:span text:style-name="T1">else</text:span>:</text:p>
      <text:p text:style-name="P1"><text:span text:style-name="T4">vstart</text:span>[<text:span text:style-name="T9">4</text:span>] = <text:span text:style-name="T4">v</text:span>[<text:span text:style-name="T9">1</text:span>]</text:p>
      <text:p text:style-name="P1"><text:span text:style-name="T8">self</text:span>.soln = <text:span text:style-name="T2">odeint</text:span>(<text:span text:style-name="T8">self</text:span>.<text:span text:style-name="T2">compbl</text:span>, <text:span text:style-name="T4">vstart</text:span>, <text:span text:style-name="T8">self</text:span>.eta,</text:p>
      <text:p text:style-name="P1"><text:span text:style-name="T8">atol</text:span>=<text:span text:style-name="T4">abserr</text:span>, <text:span text:style-name="T8">rtol</text:span>=<text:span text:style-name="T4">relerr</text:span>).T</text:p>
      <text:p text:style-name="P1"><text:span text:style-name="T4">f1</text:span>[<text:span text:style-name="T9">0</text:span>] = <text:span text:style-name="T8">self</text:span>.soln[<text:span text:style-name="T9">1</text:span>, <text:span text:style-name="T4">nstep</text:span>] - <text:span text:style-name="T9">1.0</text:span></text:p>
      <text:p text:style-name="P1"><text:span text:style-name="T4">f1</text:span>[<text:span text:style-name="T9">1</text:span>] = <text:span text:style-name="T8">self</text:span>.soln[<text:span text:style-name="T9">3</text:span>, <text:span text:style-name="T4">nstep</text:span>] - <text:span text:style-name="T9">1.0</text:span></text:p>
      <text:p text:style-name="P2"># Increment v[1]</text:p>
      <text:p text:style-name="P1"><text:span text:style-name="T4">vstart</text:span>[<text:span text:style-name="T9">2</text:span>] = <text:span text:style-name="T4">v</text:span>[<text:span text:style-name="T9">0</text:span>]</text:p>
      <text:p text:style-name="P1"><text:span text:style-name="T1">if</text:span> (<text:span text:style-name="T8">Tw</text:span> &lt; <text:span text:style-name="T9">0</text:span>):</text:p>
      <text:p text:style-name="P1"><text:span text:style-name="T4">vstart</text:span>[<text:span text:style-name="T9">3</text:span>] = <text:span text:style-name="T4">v</text:span>[<text:span text:style-name="T9">1</text:span>] + <text:span text:style-name="T4">dv</text:span>[<text:span text:style-name="T9">1</text:span>]</text:p>
      <text:p text:style-name="P1"><text:span text:style-name="T1">else</text:span>:</text:p>
      <text:p text:style-name="P1"><text:span text:style-name="T4">vstart</text:span>[<text:span text:style-name="T9">4</text:span>] = <text:span text:style-name="T4">v</text:span>[<text:span text:style-name="T9">1</text:span>] + <text:span text:style-name="T4">dv</text:span>[<text:span text:style-name="T9">1</text:span>]</text:p>
      <text:p text:style-name="P1"><text:span text:style-name="T8">self</text:span>.soln = <text:span text:style-name="T2">odeint</text:span>(<text:span text:style-name="T8">self</text:span>.<text:span text:style-name="T2">compbl</text:span>, <text:span text:style-name="T4">vstart</text:span>, <text:span text:style-name="T8">self</text:span>.eta,</text:p>
      <text:p text:style-name="P1"><text:span text:style-name="T8">atol</text:span>=<text:span text:style-name="T4">abserr</text:span>, <text:span text:style-name="T8">rtol</text:span>=<text:span text:style-name="T4">relerr</text:span>).T</text:p>
      <text:p text:style-name="P1"><text:span text:style-name="T4">f2</text:span>[<text:span text:style-name="T9">0</text:span>] = <text:span text:style-name="T8">self</text:span>.soln[<text:span text:style-name="T9">1</text:span>, <text:span text:style-name="T4">nstep</text:span>] - <text:span text:style-name="T9">1.0</text:span></text:p>
      <text:p text:style-name="P1"><text:span text:style-name="T4">f2</text:span>[<text:span text:style-name="T9">1</text:span>] = <text:span text:style-name="T8">self</text:span>.soln[<text:span text:style-name="T9">3</text:span>, <text:span text:style-name="T4">nstep</text:span>] - <text:span text:style-name="T9">1.0</text:span></text:p>
      <text:p text:style-name="P2"># Solve the linear system</text:p>
      <text:p text:style-name="P1"><text:span text:style-name="T4">al11</text:span> = (<text:span text:style-name="T4">f1</text:span>[<text:span text:style-name="T9">0</text:span>] - <text:span text:style-name="T4">f</text:span>[<text:span text:style-name="T9">0</text:span>])/<text:span text:style-name="T4">dv</text:span>[<text:span text:style-name="T9">0</text:span>]</text:p>
      <text:p text:style-name="P1"><text:span text:style-name="T4">al21</text:span> = (<text:span text:style-name="T4">f1</text:span>[<text:span text:style-name="T9">1</text:span>] - <text:span text:style-name="T4">f</text:span>[<text:span text:style-name="T9">1</text:span>])/<text:span text:style-name="T4">dv</text:span>[<text:span text:style-name="T9">0</text:span>]</text:p>
      <text:p text:style-name="P1"><text:span text:style-name="T4">al12</text:span> = (<text:span text:style-name="T4">f2</text:span>[<text:span text:style-name="T9">0</text:span>] - <text:span text:style-name="T4">f</text:span>[<text:span text:style-name="T9">0</text:span>])/<text:span text:style-name="T4">dv</text:span>[<text:span text:style-name="T9">1</text:span>]</text:p>
      <text:p text:style-name="P1"><text:span text:style-name="T4">al22</text:span> = (<text:span text:style-name="T4">f2</text:span>[<text:span text:style-name="T9">1</text:span>] - <text:span text:style-name="T4">f</text:span>[<text:span text:style-name="T9">1</text:span>])/<text:span text:style-name="T4">dv</text:span>[<text:span text:style-name="T9">1</text:span>]</text:p>
      <text:p text:style-name="P1"><text:span text:style-name="T4">det</text:span> = <text:span text:style-name="T3">float</text:span>(<text:span text:style-name="T4">al11</text:span>*<text:span text:style-name="T4">al22</text:span> - <text:span text:style-name="T4">al21</text:span>*<text:span text:style-name="T4">al12</text:span>)</text:p>
      <text:p text:style-name="P2"># New dv for improved solution</text:p>
      <text:p text:style-name="P1"><text:span text:style-name="T4">dv</text:span>[<text:span text:style-name="T9">0</text:span>] = (-<text:span text:style-name="T4">al22</text:span>*<text:span text:style-name="T4">f</text:span>[<text:span text:style-name="T9">0</text:span>] + <text:span text:style-name="T4">al12</text:span>*<text:span text:style-name="T4">f</text:span>[<text:span text:style-name="T9">1</text:span>])/<text:span text:style-name="T4">det</text:span></text:p>
      <text:p text:style-name="P1"><text:soft-page-break/><text:span text:style-name="T4">dv</text:span>[<text:span text:style-name="T9">1</text:span>] = (<text:span text:style-name="T4">al21</text:span>*<text:span text:style-name="T4">f</text:span>[<text:span text:style-name="T9">0</text:span>] - <text:span text:style-name="T4">al11</text:span>*<text:span text:style-name="T4">f</text:span>[<text:span text:style-name="T9">1</text:span>])/<text:span text:style-name="T4">det</text:span></text:p>
      <text:p text:style-name="P1"><text:span text:style-name="T4">v</text:span>[<text:span text:style-name="T9">0</text:span>] += <text:span text:style-name="T4">dv</text:span>[<text:span text:style-name="T9">0</text:span>]</text:p>
      <text:p text:style-name="P1"><text:span text:style-name="T4">v</text:span>[<text:span text:style-name="T9">1</text:span>] += <text:span text:style-name="T4">dv</text:span>[<text:span text:style-name="T9">1</text:span>]</text:p>
      <text:p text:style-name="P2"># Write out improved estimate</text:p>
      <text:p text:style-name="P2"># print 'it ', k, dv[0], dv[1], v[0], v[1]</text:p>
      <text:p text:style-name="P2"># print "final vaues ", v[0], v[1], err</text:p>
      <text:p text:style-name="P2"># Save the wall temperature value</text:p>
      <text:p text:style-name="P1"><text:span text:style-name="T8">self</text:span>.Twall = <text:span text:style-name="T4">v</text:span>[<text:span text:style-name="T9">1</text:span>]</text:p>
      <text:p text:style-name="P1"><text:span text:style-name="T2">print</text:span>(<text:span text:style-name="T5">"</text:span><text:span text:style-name="T6">The wall temperature is :</text:span><text:span text:style-name="T5">"</text:span>, <text:span text:style-name="T8">self</text:span>.Twall)</text:p>
      <text:p text:style-name="P1"><text:span text:style-name="T4">y</text:span>, <text:span text:style-name="T4">u</text:span>, T, <text:span text:style-name="T4">scale_factor</text:span> = <text:span text:style-name="T8">self</text:span>.<text:span text:style-name="T2">integrate_boundary_layer</text:span>(<text:span text:style-name="T4">nstep</text:span>)</text:p>
      <text:p text:style-name="P1"><text:span text:style-name="T8">self</text:span>.scale_factor = <text:span text:style-name="T4">scale_factor</text:span></text:p>
      <text:p text:style-name="P1"><text:span text:style-name="T2">print</text:span>(<text:span text:style-name="T5">"</text:span><text:span text:style-name="T6">The scale factor is :</text:span><text:span text:style-name="T5">"</text:span>, <text:span text:style-name="T8">self</text:span>.scale_factor)</text:p>
      <text:p text:style-name="P1"><text:span text:style-name="T2">print</text:span>(<text:span text:style-name="T5">"</text:span><text:span text:style-name="T6">Wall normal derivative of velocity at the wall is :</text:span><text:span text:style-name="T5">"</text:span>, <text:span text:style-name="T8">self</text:span>.dudy)</text:p>
      <text:p text:style-name="P1"><text:span text:style-name="T1">return</text:span> <text:span text:style-name="T4">y</text:span>, <text:span text:style-name="T4">u</text:span>, T, <text:span text:style-name="T4">scale_factor</text:span></text:p>
      <text:p text:style-name="P6"/>
      <text:p text:style-name="P1"><text:span text:style-name="T7">def</text:span> <text:span text:style-name="T2">integrate_boundary_layer</text:span>(<text:span text:style-name="T8">self</text:span>, <text:span text:style-name="T8">n</text:span>):</text:p>
      <text:p text:style-name="P1"><text:span text:style-name="T5">"""</text:span><text:span text:style-name="T6"> Integrates the boundary-layer and calculates the scale factor from displacement thickness.</text:span></text:p>
      <text:p text:style-name="P6"/>
      <text:p text:style-name="P3">:arg int n: Iteration number from the iterative solver.</text:p>
      <text:p text:style-name="P3">:returns: ndarray: y: Wall normal coordinates.</text:p>
      <text:p text:style-name="P3">:returns: ndarray: u: Streamwise velocity component profile.</text:p>
      <text:p text:style-name="P3">:returns: ndarray: T: Temperature profile.</text:p>
      <text:p text:style-name="P1"><text:span text:style-name="T6">:returns: float: scale: Scale factor of the boundary-layer.</text:span><text:span text:style-name="T5">"""</text:span></text:p>
      <text:p text:style-name="P1"><text:span text:style-name="T4">sumd</text:span>, <text:span text:style-name="T4">record_z</text:span> = <text:span text:style-name="T9">0</text:span>, <text:span text:style-name="T9">0</text:span></text:p>
      <text:p text:style-name="P1"><text:span text:style-name="T4">z</text:span> = np.<text:span text:style-name="T2">zeros</text:span>(<text:span text:style-name="T8">n</text:span>+<text:span text:style-name="T9">1</text:span>)</text:p>
      <text:p text:style-name="P1"><text:span text:style-name="T4">d_eta</text:span> = <text:span text:style-name="T8">self</text:span>.eta[<text:span text:style-name="T9">1</text:span>]*<text:span text:style-name="T9">0.5</text:span></text:p>
      <text:p text:style-name="P1"><text:span text:style-name="T2">print</text:span>(<text:span text:style-name="T5">'</text:span><text:span text:style-name="T6">This is eta1</text:span><text:span text:style-name="T5">'</text:span>)</text:p>
      <text:p text:style-name="P2"># print(self.eta[1])</text:p>
      <text:p text:style-name="P2"># self.soln[1,:] is the u velocity, should be 1 in free stream</text:p>
      <text:p text:style-name="P1"><text:span text:style-name="T1">for</text:span> <text:span text:style-name="T4">i</text:span> <text:span text:style-name="T1">in</text:span> <text:span text:style-name="T3">range</text:span>(<text:span text:style-name="T9">1</text:span>, <text:span text:style-name="T8">n</text:span>+<text:span text:style-name="T9">1</text:span>):</text:p>
      <text:p text:style-name="P1"><text:span text:style-name="T4">z</text:span>[<text:span text:style-name="T4">i</text:span>] = <text:span text:style-name="T4">z</text:span>[<text:span text:style-name="T4">i</text:span>-<text:span text:style-name="T9">1</text:span>] + <text:span text:style-name="T4">d_eta</text:span>*(<text:span text:style-name="T8">self</text:span>.soln[<text:span text:style-name="T9">3</text:span>, <text:span text:style-name="T4">i</text:span>] + <text:span text:style-name="T8">self</text:span>.soln[<text:span text:style-name="T9">3</text:span>, <text:span text:style-name="T4">i</text:span>-<text:span text:style-name="T9">1</text:span>])</text:p>
      <text:p text:style-name="P1"><text:span text:style-name="T4">dm</text:span> = <text:span text:style-name="T8">self</text:span>.soln[<text:span text:style-name="T9">3</text:span>, <text:span text:style-name="T4">i</text:span>-<text:span text:style-name="T9">1</text:span>] - <text:span text:style-name="T8">self</text:span>.soln[<text:span text:style-name="T9">1</text:span>, <text:span text:style-name="T4">i</text:span>-<text:span text:style-name="T9">1</text:span>]</text:p>
      <text:p text:style-name="P1"><text:span text:style-name="T4">dd</text:span> = <text:span text:style-name="T8">self</text:span>.soln[<text:span text:style-name="T9">3</text:span>, <text:span text:style-name="T4">i</text:span>] - <text:span text:style-name="T8">self</text:span>.soln[<text:span text:style-name="T9">1</text:span>, <text:span text:style-name="T4">i</text:span>]</text:p>
      <text:p text:style-name="P1"><text:span text:style-name="T4">sumd</text:span> += <text:span text:style-name="T4">d_eta</text:span>*(<text:span text:style-name="T4">dd</text:span>+<text:span text:style-name="T4">dm</text:span>)</text:p>
      <text:p text:style-name="P1"><text:span text:style-name="T1">if</text:span>(<text:span text:style-name="T8">self</text:span>.soln[<text:span text:style-name="T9">1</text:span>, <text:span text:style-name="T4">i</text:span>] &gt; <text:span text:style-name="T9">0.999</text:span> <text:span text:style-name="T7">and</text:span> <text:span text:style-name="T4">record_z</text:span> &lt; <text:span text:style-name="T9">1.0</text:span>):</text:p>
      <text:p text:style-name="P2"># print "recording at iteration: ", i</text:p>
      <text:p text:style-name="P2"># dlta = z[i]</text:p>
      <text:p text:style-name="P1"><text:span text:style-name="T4">record_z</text:span> = <text:span text:style-name="T9">2.0</text:span></text:p>
      <text:p text:style-name="P1"><text:span text:style-name="T4">scale</text:span> = <text:span text:style-name="T4">sumd</text:span></text:p>
      <text:p text:style-name="P2"># print("delta is :", dlta)</text:p>
      <text:p text:style-name="P1"><text:span text:style-name="T2">print</text:span>(<text:span text:style-name="T5">"</text:span><text:span text:style-name="T6">conversion factor is: </text:span><text:span text:style-name="T5">"</text:span>, <text:span text:style-name="T4">scale</text:span>)</text:p>
      <text:p text:style-name="P2"># print("scaled delta is: ", dlta/scale)</text:p>
      <text:p text:style-name="P2"># Rescale with displacement thickness and convert to FLOWER variable normalisation</text:p>
      <text:p text:style-name="P1"><text:span text:style-name="T4">y</text:span>, <text:span text:style-name="T4">u</text:span>, T = <text:span text:style-name="T4">z</text:span>/<text:span text:style-name="T4">scale</text:span>, <text:span text:style-name="T8">self</text:span>.soln[<text:span text:style-name="T9">1</text:span>, :], <text:span text:style-name="T8">self</text:span>.soln[<text:span text:style-name="T9">3</text:span>, :]</text:p>
      <text:p text:style-name="P2"># Calculate du/dy at the wall</text:p>
      <text:p text:style-name="P1"><text:span text:style-name="T4">dy</text:span> = <text:span text:style-name="T4">y</text:span>[<text:span text:style-name="T9">1</text:span>]</text:p>
      <text:p text:style-name="P2"># self.dudy = (-3*u[0]+4*u[1]-u[2])/(2.0*dy)</text:p>
      <text:p text:style-name="P1"><text:span text:style-name="T8">self</text:span>.dudy = (-<text:span text:style-name="T9">1.83333333333334</text:span>*<text:span text:style-name="T4">u</text:span>[<text:span text:style-name="T9">0</text:span>]+<text:span text:style-name="T9">3.00000000000002</text:span>*<text:span text:style-name="T4">u</text:span>[<text:span text:style-name="T9">1</text:span>]-<text:span text:style-name="T9">1.50000000000003</text:span>*<text:span text:style-name="T4">u</text:span>[<text:span text:style-name="T9">2</text:span>]+<text:span text:style-name="T9">0.333333333333356</text:span>*<text:span text:style-name="T4">u</text:span>[<text:span text:style-name="T9">3</text:span>]-<text:span text:style-name="T9">8.34657956545823e-15</text:span>*<text:span text:style-name="T4">u</text:span>[<text:span text:style-name="T9">4</text:span>]+<text:span text:style-name="T9">1.06910315192207e-15</text:span>*<text:span text:style-name="T4">u</text:span>[<text:span text:style-name="T9">5</text:span>])/<text:span text:style-name="T4">dy</text:span></text:p>
      <text:p text:style-name="P1"><text:span text:style-name="T8">self</text:span>.dTdy = (-<text:span text:style-name="T9">1.83333333333334</text:span>*T[<text:span text:style-name="T9">0</text:span>]+<text:span text:style-name="T9">3.00000000000002</text:span>*T[<text:span text:style-name="T9">1</text:span>]-<text:span text:style-name="T9">1.50000000000003</text:span>*T[<text:span text:style-name="T9">2</text:span>]+<text:span text:style-name="T9">0.333333333333356</text:span>*T[<text:span text:style-name="T9">3</text:span>]-<text:span text:style-name="T9">8.34657956545823e-15</text:span>*T[<text:span text:style-name="T9">4</text:span>]+<text:span text:style-name="T9">1.06910315192207e-15</text:span>*T[<text:span text:style-name="T9">5</text:span>])/<text:span text:style-name="T4">dy</text:span></text:p>
      <text:p text:style-name="P1"><text:span text:style-name="T1">return</text:span> <text:span text:style-name="T4">y</text:span>, <text:span text:style-name="T4">u</text:span>, T, <text:span text:style-name="T4">scale</text:span></text:p>
      <text:p text:style-name="P5"/>
      <text:p text:style-name="P1"><text:span text:style-name="T7">class</text:span> <text:span text:style-name="T3">Initialise_DimFlat</text:span>(<text:span text:style-name="T3">GridBasedInitialisation</text:span>):</text:p>
      <text:p text:style-name="P1"><text:span text:style-name="T5">"""</text:span><text:span text:style-name="T6"> Generates the initialiastion equations for the boundary-layer profile.</text:span></text:p>
      <text:p text:style-name="P6"/>
      <text:p text:style-name="P3">:arg list npoints: Numerical values of the number of points in each direction.</text:p>
      <text:p text:style-name="P3">:arg list lengths: Numerical values of the problem dimensions.</text:p>
      <text:p text:style-name="P3">:arg list directions: Integer values of the problem directions.</text:p>
      <text:p text:style-name="P3">:arg list betas: Stretching factors for stretched grids.</text:p>
      <text:p text:style-name="P3">:arg int n_coeffs: Desired number of coefficients for the polynomial fit.</text:p>
      <text:p text:style-name="P3">:arg float Re: Reynolds number.</text:p>
      <text:p text:style-name="P1"><text:span text:style-name="T6">:arg float xMach: Free-stream Mach number</text:span><text:span text:style-name="T5">"""</text:span></text:p>
      <text:p text:style-name="P1"><text:span text:style-name="T7">def</text:span> <text:span text:style-name="T2">__new__</text:span>(<text:span text:style-name="T8">cls</text:span>, <text:span text:style-name="T8">bl_directions</text:span>, <text:span text:style-name="T8">n_coeffs</text:span>, <text:span text:style-name="T8">Re</text:span>, <text:span text:style-name="T8">xMach</text:span>, <text:span text:style-name="T8">Tinf</text:span>, <text:span text:style-name="T8">rhoref</text:span>, <text:span text:style-name="T8">uref</text:span>, <text:span text:style-name="T8">ydomain</text:span>, <text:span text:style-name="T8">blthickness</text:span>, <text:span text:style-name="T8">coordinate_evaluations</text:span>=<text:span text:style-name="T7">None</text:span>):</text:p>
      <text:p text:style-name="P1"><text:span text:style-name="T4">ret</text:span> = <text:span text:style-name="T3">super</text:span>(<text:span text:style-name="T3">Initialise_DimFlat</text:span>, <text:span text:style-name="T8">cls</text:span>).<text:span text:style-name="T2">__new__</text:span>(<text:span text:style-name="T8">cls</text:span>)</text:p>
      <text:p text:style-name="P1"><text:span text:style-name="T2">print</text:span>(<text:span text:style-name="T5">"</text:span><text:span text:style-name="T6">Polynomial boundary-layer initialiastion called with Re = </text:span><text:span text:style-name="T7">%f</text:span><text:span text:style-name="T6">, Mach = </text:span><text:span text:style-name="T7">%f</text:span><text:span text:style-name="T6">, T_inf = </text:span><text:span text:style-name="T7">%f</text:span><text:span text:style-name="T6">.</text:span><text:span text:style-name="T5">"</text:span> % (<text:span text:style-name="T8">Re</text:span>, <text:span text:style-name="T8">xMach</text:span>, <text:span text:style-name="T8">Tinf</text:span>))</text:p>
      <text:p text:style-name="P1"><text:soft-page-break/><text:span text:style-name="T4">ret</text:span>.coordinates = [<text:span text:style-name="T4">x</text:span>[<text:span text:style-name="T9">1</text:span>] <text:span text:style-name="T1">for</text:span> <text:span text:style-name="T4">x</text:span> <text:span text:style-name="T1">in</text:span> <text:span text:style-name="T8">bl_directions</text:span>]</text:p>
      <text:p text:style-name="P1"><text:span text:style-name="T4">ret</text:span>.bl_directions = <text:span text:style-name="T8">bl_directions</text:span></text:p>
      <text:p text:style-name="P1"><text:span text:style-name="T4">ret</text:span>.n_coeffs = <text:span text:style-name="T8">n_coeffs</text:span></text:p>
      <text:p text:style-name="P1"><text:span text:style-name="T4">ret</text:span>.coordinate_evaluations = <text:span text:style-name="T8">coordinate_evaluations</text:span></text:p>
      <text:p text:style-name="P1"><text:span text:style-name="T4">ret</text:span>.Re = <text:span text:style-name="T4">ret</text:span>.<text:span text:style-name="T2">find_constant_values</text:span>([<text:span text:style-name="T8">Re</text:span>])[<text:span text:style-name="T9">0</text:span>]</text:p>
      <text:p text:style-name="P1"><text:span text:style-name="T4">ret</text:span>.Tinf = <text:span text:style-name="T4">ret</text:span>.<text:span text:style-name="T2">find_constant_values</text:span>([<text:span text:style-name="T8">Tinf</text:span>])[<text:span text:style-name="T9">0</text:span>]</text:p>
      <text:p text:style-name="P1"><text:span text:style-name="T4">ret</text:span>.equations = []</text:p>
      <text:p text:style-name="P1"><text:span text:style-name="T4">ret</text:span>.xMach = <text:span text:style-name="T4">ret</text:span>.<text:span text:style-name="T2">find_constant_values</text:span>([<text:span text:style-name="T8">xMach</text:span>])[<text:span text:style-name="T9">0</text:span>]</text:p>
      <text:p text:style-name="P6"/>
      <text:p text:style-name="P2"># gnsa1e21 edit --------------------------------------------</text:p>
      <text:p text:style-name="P2"># function: get inputs from the main python script</text:p>
      <text:p text:style-name="P1"><text:span text:style-name="T4">ret</text:span>.rhoref = <text:span text:style-name="T4">ret</text:span>.<text:span text:style-name="T2">find_constant_values</text:span>([<text:span text:style-name="T8">rhoref</text:span>])[<text:span text:style-name="T9">0</text:span>]</text:p>
      <text:p text:style-name="P1"><text:span text:style-name="T4">ret</text:span>.uref = <text:span text:style-name="T4">ret</text:span>.<text:span text:style-name="T2">find_constant_values</text:span>([<text:span text:style-name="T8">uref</text:span>])[<text:span text:style-name="T9">0</text:span>]</text:p>
      <text:p text:style-name="P1"><text:span text:style-name="T4">ret</text:span>.ydomain = <text:span text:style-name="T4">ret</text:span>.<text:span text:style-name="T2">find_constant_values</text:span>([<text:span text:style-name="T8">ydomain</text:span>])[<text:span text:style-name="T9">0</text:span>]</text:p>
      <text:p text:style-name="P1"><text:span text:style-name="T4">ret</text:span>.blthickness = <text:span text:style-name="T4">ret</text:span>.<text:span text:style-name="T2">find_constant_values</text:span>([<text:span text:style-name="T8">blthickness</text:span>])[<text:span text:style-name="T9">0</text:span>]</text:p>
      <text:p text:style-name="P2"># gnsa1e21 edit --------------------------------------------</text:p>
      <text:p text:style-name="P6"/>
      <text:p text:style-name="P1"><text:span text:style-name="T1">return</text:span> <text:span text:style-name="T4">ret</text:span></text:p>
      <text:p text:style-name="P6"/>
      <text:p text:style-name="P1"><text:span text:style-name="T7">def</text:span> <text:span text:style-name="T2">find_constant_values</text:span>(<text:span text:style-name="T8">self</text:span>, <text:span text:style-name="T8">input</text:span>):</text:p>
      <text:p text:style-name="P1"><text:span text:style-name="T4">outlist</text:span> = []</text:p>
      <text:p text:style-name="P1"><text:span text:style-name="T1">for</text:span> <text:span text:style-name="T4">l</text:span> <text:span text:style-name="T1">in</text:span> <text:span text:style-name="T8">input</text:span>:</text:p>
      <text:p text:style-name="P1"><text:span text:style-name="T1">if</text:span> <text:span text:style-name="T2">isinstance</text:span>(<text:span text:style-name="T4">l</text:span>, <text:span text:style-name="T3">ConstantObject</text:span>):</text:p>
      <text:p text:style-name="P1"><text:span text:style-name="T1">if</text:span> <text:span text:style-name="T2">isinstance</text:span>(<text:span text:style-name="T4">l</text:span>.value, <text:span text:style-name="T3">str</text:span>):</text:p>
      <text:p text:style-name="P1"><text:span text:style-name="T1">raise</text:span> <text:span text:style-name="T3">ValueError</text:span>(<text:span text:style-name="T5">""</text:span>)</text:p>
      <text:p text:style-name="P1"><text:span text:style-name="T1">else</text:span>:</text:p>
      <text:p text:style-name="P1"><text:span text:style-name="T4">outlist</text:span> += [<text:span text:style-name="T4">l</text:span>.value]</text:p>
      <text:p text:style-name="P1"><text:span text:style-name="T1">else</text:span>:</text:p>
      <text:p text:style-name="P1"><text:span text:style-name="T4">outlist</text:span> += [<text:span text:style-name="T4">l</text:span>]</text:p>
      <text:p text:style-name="P1"><text:span text:style-name="T1">return</text:span> <text:span text:style-name="T4">outlist</text:span></text:p>
      <text:p text:style-name="P6"/>
      <text:p text:style-name="P1"><text:span text:style-name="T7">def</text:span> <text:span text:style-name="T2">check_inputs</text:span>(<text:span text:style-name="T8">self</text:span>, <text:span text:style-name="T8">block</text:span>):</text:p>
      <text:p text:style-name="P1"><text:span text:style-name="T4">bl_directions</text:span> = [<text:span text:style-name="T4">x</text:span>[<text:span text:style-name="T9">0</text:span>] <text:span text:style-name="T1">for</text:span> <text:span text:style-name="T4">x</text:span> <text:span text:style-name="T1">in</text:span> <text:span text:style-name="T8">self</text:span>.bl_directions]</text:p>
      <text:p text:style-name="P1"><text:span text:style-name="T1">if</text:span> <text:span text:style-name="T2">sum</text:span>(<text:span text:style-name="T4">bl_directions</text:span>) &lt; <text:span text:style-name="T9">1</text:span>:</text:p>
      <text:p text:style-name="P1"><text:span text:style-name="T1">raise</text:span> <text:span text:style-name="T3">ValueError</text:span>(<text:span text:style-name="T5">"</text:span><text:span text:style-name="T6">Provide the directions to apply a boundary layer profile in.</text:span><text:span text:style-name="T5">"</text:span>)</text:p>
      <text:p text:style-name="P1"><text:span text:style-name="T1">if</text:span> <text:span text:style-name="T2">len</text:span>(<text:span text:style-name="T4">bl_directions</text:span>) != <text:span text:style-name="T8">block</text:span>.ndim:</text:p>
      <text:p text:style-name="P1"><text:span text:style-name="T1">raise</text:span> <text:span text:style-name="T3">ValueError</text:span>(<text:span text:style-name="T5">"</text:span><text:span text:style-name="T6">The list of polynomial directions must match the dimensions of the problem.</text:span><text:span text:style-name="T5">"</text:span>)</text:p>
      <text:p text:style-name="P1"><text:span text:style-name="T1">if</text:span> <text:span text:style-name="T8">self</text:span>.n_coeffs &lt; <text:span text:style-name="T9">10</text:span>:</text:p>
      <text:p text:style-name="P1"><text:span text:style-name="T1">raise</text:span> <text:span text:style-name="T3">ValueError</text:span>(<text:span text:style-name="T5">"</text:span><text:span text:style-name="T6">Higher number of polynomial coefficients are required for a good polynomial fit.</text:span><text:span text:style-name="T5">"</text:span>)</text:p>
      <text:p text:style-name="P4">return</text:p>
      <text:p text:style-name="P6"/>
      <text:p text:style-name="P1"><text:span text:style-name="T7">def</text:span> <text:span text:style-name="T2">spatial_discretisation</text:span>(<text:span text:style-name="T8">self</text:span>, <text:span text:style-name="T8">block</text:span>):</text:p>
      <text:p text:style-name="P1"><text:span text:style-name="T8">self</text:span>.equations = []</text:p>
      <text:p text:style-name="P1"><text:span text:style-name="T8">self</text:span>.block = <text:span text:style-name="T8">block</text:span></text:p>
      <text:p text:style-name="P1"><text:span text:style-name="T8">self</text:span>.idxs = <text:span text:style-name="T8">block</text:span>.grid_indexes</text:p>
      <text:p text:style-name="P1"><text:span text:style-name="T8">self</text:span>.<text:span text:style-name="T2">check_inputs</text:span>(<text:span text:style-name="T8">block</text:span>)</text:p>
      <text:p text:style-name="P6"/>
      <text:p text:style-name="P2"># Check if user has passed equations to evaluate coordinates, and add them to the kernel</text:p>
      <text:p text:style-name="P1"><text:span text:style-name="T1">if</text:span> <text:span text:style-name="T8">self</text:span>.coordinate_evaluations:</text:p>
      <text:p text:style-name="P1"><text:span text:style-name="T8">self</text:span>.equations += <text:span text:style-name="T8">self</text:span>.coordinate_evaluations</text:p>
      <text:p text:style-name="P1"><text:span text:style-name="T8">self</text:span>.initial = <text:span text:style-name="T8">self</text:span>.<text:span text:style-name="T2">generate_initial_condition</text:span>()</text:p>
      <text:p text:style-name="P2"># Add polynomial equations to initialise the solution</text:p>
      <text:p text:style-name="P1"><text:span text:style-name="T8">self</text:span>.equations += <text:span text:style-name="T8">self</text:span>.eqns</text:p>
      <text:p text:style-name="P6"/>
      <text:p text:style-name="P1"><text:span text:style-name="T8">self</text:span>.equations = <text:span text:style-name="T8">block</text:span>.dataobjects_to_datasets_on_block(<text:span text:style-name="T8">self</text:span>.equations)</text:p>
      <text:p text:style-name="P2"># Ensure coordinate arrays are also restarted when required</text:p>
      <text:p text:style-name="P1"><text:span text:style-name="T8">self</text:span>.<text:span text:style-name="T2">check_coordinate_evaluation</text:span>(<text:span text:style-name="T8">block</text:span>)</text:p>
      <text:p text:style-name="P1"><text:span text:style-name="T2">print</text:span>(<text:span text:style-name="T8">self</text:span>.order)</text:p>
      <text:p text:style-name="P1"><text:span text:style-name="T4">kernel1</text:span> = <text:span text:style-name="T3">Kernel</text:span>(<text:span text:style-name="T8">block</text:span>, <text:span text:style-name="T8">computation_name</text:span>=<text:span text:style-name="T5">"</text:span><text:span text:style-name="T6">Grid_based_initialisation</text:span><text:span text:style-name="T7">%d</text:span><text:span text:style-name="T5">"</text:span> % <text:span text:style-name="T8">self</text:span>.order)</text:p>
      <text:p text:style-name="P1"><text:span text:style-name="T4">kernel1</text:span>.<text:span text:style-name="T2">set_grid_range</text:span>(<text:span text:style-name="T8">block</text:span>)</text:p>
      <text:p text:style-name="P1"><text:span text:style-name="T4">schemes</text:span> = <text:span text:style-name="T8">block</text:span>.discretisation_schemes</text:p>
      <text:p text:style-name="P1"><text:span text:style-name="T1">for</text:span> <text:span text:style-name="T4">d</text:span> <text:span text:style-name="T1">in</text:span> <text:span text:style-name="T3">range</text:span>(<text:span text:style-name="T8">block</text:span>.ndim):</text:p>
      <text:p text:style-name="P1"><text:span text:style-name="T1">for</text:span> <text:span text:style-name="T4">sc</text:span> <text:span text:style-name="T1">in</text:span> <text:span text:style-name="T4">schemes</text:span>:</text:p>
      <text:p text:style-name="P1"><text:span text:style-name="T1">if</text:span> <text:span text:style-name="T4">schemes</text:span>[<text:span text:style-name="T4">sc</text:span>].schemetype == <text:span text:style-name="T5">"</text:span><text:span text:style-name="T6">Spatial</text:span><text:span text:style-name="T5">"</text:span>:</text:p>
      <text:p text:style-name="P1"><text:span text:style-name="T4">kernel1</text:span>.<text:span text:style-name="T2">set_halo_range</text:span>(<text:span text:style-name="T4">d</text:span>, <text:span text:style-name="T9">0</text:span>, <text:span text:style-name="T4">schemes</text:span>[<text:span text:style-name="T4">sc</text:span>].halotype)</text:p>
      <text:p text:style-name="P1"><text:span text:style-name="T4">kernel1</text:span>.<text:span text:style-name="T2">set_halo_range</text:span>(<text:span text:style-name="T4">d</text:span>, <text:span text:style-name="T9">1</text:span>, <text:span text:style-name="T4">schemes</text:span>[<text:span text:style-name="T4">sc</text:span>].halotype)</text:p>
      <text:p text:style-name="P1"><text:span text:style-name="T4">kernel1</text:span>.<text:span text:style-name="T2">add_equation</text:span>(<text:span text:style-name="T8">self</text:span>.equations)</text:p>
      <text:p text:style-name="P1"><text:soft-page-break/><text:span text:style-name="T4">kernel1</text:span>.<text:span text:style-name="T2">update_block_datasets</text:span>(<text:span text:style-name="T8">block</text:span>)</text:p>
      <text:p text:style-name="P1"><text:span text:style-name="T8">self</text:span>.Kernels = [<text:span text:style-name="T4">kernel1</text:span>]</text:p>
      <text:p text:style-name="P4">return</text:p>
      <text:p text:style-name="P6"/>
      <text:p text:style-name="P1"><text:span text:style-name="T7">def</text:span> <text:span text:style-name="T2">generate_initial_condition</text:span>(<text:span text:style-name="T8">self</text:span>):</text:p>
      <text:p text:style-name="P1"><text:span text:style-name="T4">n_coeffs</text:span> = <text:span text:style-name="T8">self</text:span>.n_coeffs</text:p>
      <text:p text:style-name="P2"># Load from similarity solution class</text:p>
      <text:p text:style-name="P1"><text:span text:style-name="T4">y</text:span>, <text:span text:style-name="T4">u</text:span>, T, <text:span text:style-name="T4">rho</text:span>, <text:span text:style-name="T4">n</text:span> = <text:span text:style-name="T8">self</text:span>.<text:span text:style-name="T2">load_similarity</text:span>()</text:p>
      <text:p text:style-name="P1"><text:span text:style-name="T4">y0</text:span>, <text:span text:style-name="T4">u0</text:span>, T0, <text:span text:style-name="T4">rho0</text:span>, <text:span text:style-name="T4">n0</text:span> = <text:span text:style-name="T8">self</text:span>.<text:span text:style-name="T2">load_similarity</text:span>()</text:p>
      <text:p text:style-name="P2"># Solve continuity equation to obtain v</text:p>
      <text:p text:style-name="P1"><text:span text:style-name="T4">rho</text:span> = (<text:span text:style-name="T9">10000.0</text:span>/(<text:span text:style-name="T9">8.3143</text:span>))*(<text:span text:style-name="T9">1.0</text:span>/T)</text:p>
      <text:p text:style-name="P1"><text:span text:style-name="T4">v0</text:span>, <text:span text:style-name="T4">dvdy</text:span> = <text:span text:style-name="T8">self</text:span>.<text:span text:style-name="T2">solved_continuity</text:span>(<text:span text:style-name="T4">y</text:span>, <text:span text:style-name="T4">u</text:span>, <text:span text:style-name="T4">rho</text:span>)</text:p>
      <text:p text:style-name="P1"><text:span text:style-name="T4">v0</text:span> = <text:span text:style-name="T4">v0</text:span> / <text:span text:style-name="T4">rho</text:span></text:p>
      <text:p text:style-name="P1"><text:span text:style-name="T2">print</text:span>(<text:span text:style-name="T5">'</text:span><text:span text:style-name="T6">velocity</text:span><text:span text:style-name="T5">'</text:span>)</text:p>
      <text:p text:style-name="P1"><text:span text:style-name="T2">print</text:span>(<text:span text:style-name="T5">'</text:span><text:span text:style-name="T11">\n</text:span><text:span text:style-name="T6">-------------------------------------------------------------------</text:span><text:span text:style-name="T5">'</text:span>)</text:p>
      <text:p text:style-name="P1"><text:span text:style-name="T2">print</text:span>(<text:span text:style-name="T4">y</text:span>)</text:p>
      <text:p text:style-name="P1"><text:span text:style-name="T2">print</text:span>(<text:span text:style-name="T4">rho</text:span>)</text:p>
      <text:p text:style-name="P1"><text:span text:style-name="T2">print</text:span>(<text:span text:style-name="T4">u</text:span>)</text:p>
      <text:p text:style-name="P1"><text:span text:style-name="T2">print</text:span>(<text:span text:style-name="T4">v0</text:span>)</text:p>
      <text:p text:style-name="P1"><text:span text:style-name="T2">print</text:span>(<text:span text:style-name="T5">'</text:span><text:span text:style-name="T6">-------------------------------------------------------------------</text:span><text:span text:style-name="T11">\n</text:span><text:span text:style-name="T5">'</text:span>)</text:p>
      <text:p text:style-name="P6"/>
      <text:p text:style-name="P1"><text:span text:style-name="T4">y</text:span>, <text:span text:style-name="T4">u</text:span>, <text:span text:style-name="T4">v</text:span>, T, <text:span text:style-name="T4">rho</text:span>, <text:span text:style-name="T4">n</text:span> = <text:span text:style-name="T4">y</text:span>*<text:span text:style-name="T8">self</text:span>.blthickness , <text:span text:style-name="T4">u</text:span>*<text:span text:style-name="T8">self</text:span>.uref, <text:span text:style-name="T4">v0</text:span>*<text:span text:style-name="T8">self</text:span>.uref, T*<text:span text:style-name="T8">self</text:span>.Tinf, <text:span text:style-name="T8">self</text:span>.rhoref, <text:span text:style-name="T4">n</text:span> <text:span text:style-name="T10"># dimensionalise all variables - gnsa1e21, 2022</text:span></text:p>
      <text:p text:style-name="P1"><text:span text:style-name="T8">self</text:span>.dudy, <text:span text:style-name="T4">dvdy</text:span> = <text:span text:style-name="T8">self</text:span>.dudy*<text:span text:style-name="T8">self</text:span>.uref / (<text:span text:style-name="T8">self</text:span>.blthickness ), <text:span text:style-name="T4">dvdy</text:span>*<text:span text:style-name="T8">self</text:span>.uref / (<text:span text:style-name="T8">self</text:span>.blthickness )</text:p>
      <text:p text:style-name="P2"># Tolerance for finding the edge of the boundary layer.</text:p>
      <text:p text:style-name="P1"><text:span text:style-name="T4">tolerance</text:span> = <text:span text:style-name="T9">1e-10</text:span></text:p>
      <text:p text:style-name="P1"><text:span text:style-name="T4">bl_directions</text:span> = [<text:span text:style-name="T4">x</text:span>[<text:span text:style-name="T9">0</text:span>] <text:span text:style-name="T1">for</text:span> <text:span text:style-name="T4">x</text:span> <text:span text:style-name="T1">in</text:span> <text:span text:style-name="T8">self</text:span>.bl_directions]</text:p>
      <text:p text:style-name="P1"><text:span text:style-name="T2">print</text:span>(<text:span text:style-name="T4">bl_directions</text:span>)</text:p>
      <text:p text:style-name="P6"/>
      <text:p text:style-name="P1"><text:span text:style-name="T1">if</text:span> <text:span text:style-name="T2">sum</text:span>(<text:span text:style-name="T4">bl_directions</text:span>) == <text:span text:style-name="T9">1</text:span>: <text:span text:style-name="T10"># 2D MixFlat and 3D spanwise periodic MixFlat, boundary layer in one direction</text:span></text:p>
      <text:p text:style-name="P2"># Create a large array of coordinates for this direction to interpolate the profile onto</text:p>
      <text:p text:style-name="P1"><text:span text:style-name="T4">dire</text:span> = [<text:span text:style-name="T4">i</text:span> <text:span text:style-name="T1">for</text:span> <text:span text:style-name="T4">i</text:span>, <text:span text:style-name="T4">x</text:span> <text:span text:style-name="T1">in</text:span> <text:span text:style-name="T3">enumerate</text:span>(<text:span text:style-name="T8">self</text:span>.bl_directions) <text:span text:style-name="T1">if</text:span> <text:span text:style-name="T4">x</text:span>[<text:span text:style-name="T9">0</text:span>]][<text:span text:style-name="T9">0</text:span>]</text:p>
      <text:p text:style-name="P1"><text:span text:style-name="T4">poly_coordinates0</text:span> = <text:span text:style-name="T8">self</text:span>.<text:span text:style-name="T2">uniform_1d_coordinate</text:span>()</text:p>
      <text:p text:style-name="P1"><text:span text:style-name="T4">poly_coordinates</text:span> = <text:span text:style-name="T8">self</text:span>.<text:span text:style-name="T2">uniform1d_coordinate</text:span>()</text:p>
      <text:p text:style-name="P6"/>
      <text:p text:style-name="P2"># Interpolate u, T, rho onto the grid</text:p>
      <text:p text:style-name="P1"><text:span text:style-name="T4">u_nondim</text:span> = <text:span text:style-name="T8">self</text:span>.<text:span text:style-name="T2">interpolate_onto_grid</text:span>(<text:span text:style-name="T4">y0</text:span>, <text:span text:style-name="T4">poly_coordinates0</text:span>, <text:span text:style-name="T4">u0</text:span>, <text:span text:style-name="T8">self</text:span>.dudy, <text:span text:style-name="T9">0</text:span>)</text:p>
      <text:p text:style-name="P1"><text:span text:style-name="T4">u_new</text:span> = <text:span text:style-name="T8">self</text:span>.<text:span text:style-name="T2">interpolate_onto_grid</text:span>(<text:span text:style-name="T4">y</text:span>, <text:span text:style-name="T4">poly_coordinates</text:span>, <text:span text:style-name="T4">u</text:span>, <text:span text:style-name="T8">self</text:span>.dudy, <text:span text:style-name="T9">0</text:span>)</text:p>
      <text:p text:style-name="P1"><text:span text:style-name="T4">T_new</text:span> = <text:span text:style-name="T8">self</text:span>.<text:span text:style-name="T2">interpolate_onto_grid</text:span>(<text:span text:style-name="T4">y</text:span>, <text:span text:style-name="T4">poly_coordinates</text:span>, T, <text:span text:style-name="T9">0</text:span>, <text:span text:style-name="T9">0</text:span>)</text:p>
      <text:p text:style-name="P1"><text:span text:style-name="T4">v_new</text:span> = <text:span text:style-name="T8">self</text:span>.<text:span text:style-name="T2">interpolate_onto_grid</text:span>(<text:span text:style-name="T4">y</text:span>, <text:span text:style-name="T4">poly_coordinates</text:span>, <text:span text:style-name="T4">v</text:span>, <text:span text:style-name="T4">dvdy</text:span>, <text:span text:style-name="T9">0</text:span>)</text:p>
      <text:p text:style-name="P5"/>
      <text:p text:style-name="P1"><text:span text:style-name="T4">rho_new</text:span> = (<text:span text:style-name="T9">10000.0</text:span>/(<text:span text:style-name="T9">8.3143</text:span>))*(<text:span text:style-name="T9">1.0</text:span>/<text:span text:style-name="T4">T_new</text:span>) <text:span text:style-name="T10"># create array of varying rhoref values - gnsa1e21, 2023</text:span></text:p>
      <text:p text:style-name="P1"><text:span text:style-name="T4">rhou_new</text:span> = <text:span text:style-name="T4">rho_new</text:span>*<text:span text:style-name="T4">u_new</text:span></text:p>
      <text:p text:style-name="P1"><text:span text:style-name="T4">rhov_new</text:span> = <text:span text:style-name="T4">rho_new</text:span>*<text:span text:style-name="T4">v_new</text:span></text:p>
      <text:p text:style-name="P1"><text:span text:style-name="T4">edge</text:span> = <text:span text:style-name="T8">self</text:span>.<text:span text:style-name="T2">find_edge_of_bl</text:span>(<text:span text:style-name="T4">u_new</text:span>, <text:span text:style-name="T4">tolerance</text:span>)</text:p>
      <text:p text:style-name="P6"/>
      <text:p text:style-name="P2"># Obtain polynomial fit coefficients</text:p>
      <text:p text:style-name="P1"><text:span text:style-name="T4">rhou_coeffs</text:span> = <text:span text:style-name="T8">self</text:span>.<text:span text:style-name="T2">fit_polynomial</text:span>(<text:span text:style-name="T4">poly_coordinates</text:span>, <text:span text:style-name="T4">rhou_new</text:span>, <text:span text:style-name="T4">edge</text:span>, <text:span text:style-name="T4">n_coeffs</text:span>)</text:p>
      <text:p text:style-name="P1"><text:span text:style-name="T4">rhov_coeffs</text:span> = <text:span text:style-name="T8">self</text:span>.<text:span text:style-name="T2">fit_polynomial</text:span>(<text:span text:style-name="T4">poly_coordinates</text:span>, <text:span text:style-name="T4">rhov_new</text:span>, <text:span text:style-name="T4">edge</text:span>, <text:span text:style-name="T4">n_coeffs</text:span>)</text:p>
      <text:p text:style-name="P1"><text:span text:style-name="T4">T_coeffs</text:span> = <text:span text:style-name="T8">self</text:span>.<text:span text:style-name="T2">fit_polynomial</text:span>(<text:span text:style-name="T4">poly_coordinates</text:span>, <text:span text:style-name="T4">T_new</text:span>, <text:span text:style-name="T4">edge</text:span>, <text:span text:style-name="T4">n_coeffs</text:span>)</text:p>
      <text:p text:style-name="P1"><text:span text:style-name="T8">self</text:span>.<text:span text:style-name="T2">generate_one_wall_equations</text:span>([<text:span text:style-name="T4">rhou_new</text:span>, <text:span text:style-name="T4">rhov_new</text:span>, <text:span text:style-name="T4">T_new</text:span>], [<text:span text:style-name="T4">rhou_coeffs</text:span>, <text:span text:style-name="T4">rhov_coeffs</text:span>, <text:span text:style-name="T4">T_coeffs</text:span>], <text:span text:style-name="T4">dire</text:span>, <text:span text:style-name="T4">edge</text:span>, <text:span text:style-name="T4">poly_coordinates</text:span>)</text:p>
      <text:p text:style-name="P6"/>
      <text:p text:style-name="P1"><text:span text:style-name="T1">elif</text:span> <text:span text:style-name="T2">sum</text:span>(<text:span text:style-name="T4">bl_directions</text:span>) == <text:span text:style-name="T9">2</text:span>: <text:span text:style-name="T10"># 3D with one side wall in x2 # WARNING: This currently does the same thing twice,</text:span></text:p>
      <text:p text:style-name="P1"><text:span text:style-name="T4">edges</text:span>, <text:span text:style-name="T4">coeffs</text:span>, <text:span text:style-name="T4">profiles</text:span>, <text:span text:style-name="T4">normal_coeffs</text:span>, <text:span text:style-name="T4">normal_profiles</text:span> = [], [], [], [], []</text:p>
      <text:p text:style-name="P1"><text:span text:style-name="T4">directions</text:span> = [<text:span text:style-name="T4">i</text:span> <text:span text:style-name="T1">for</text:span> <text:span text:style-name="T4">i</text:span>, <text:span text:style-name="T4">x</text:span> <text:span text:style-name="T1">in</text:span> <text:span text:style-name="T3">enumerate</text:span>(<text:span text:style-name="T8">self</text:span>.bl_directions) <text:span text:style-name="T1">if</text:span> <text:span text:style-name="T4">x</text:span>[<text:span text:style-name="T9">0</text:span>]]</text:p>
      <text:p text:style-name="P1"><text:span text:style-name="T1">for</text:span> <text:span text:style-name="T4">dire</text:span> <text:span text:style-name="T1">in</text:span> <text:span text:style-name="T4">directions</text:span>: <text:span text:style-name="T10"># For different bl thicknesses on different walls this still needs to be a loop</text:span></text:p>
      <text:p text:style-name="P1"><text:span text:style-name="T4">poly_coordinates</text:span> = <text:span text:style-name="T8">self</text:span>.<text:span text:style-name="T2">uniform_1d_coordinate</text:span>()</text:p>
      <text:p text:style-name="P2"># Interpolate u, and T onto the grid</text:p>
      <text:p text:style-name="P1"><text:span text:style-name="T4">u_new</text:span> = <text:span text:style-name="T8">self</text:span>.<text:span text:style-name="T2">interpolate_onto_grid</text:span>(<text:span text:style-name="T4">y</text:span>, <text:span text:style-name="T4">poly_coordinates</text:span>, <text:span text:style-name="T4">u</text:span>, <text:span text:style-name="T8">self</text:span>.dudy, <text:span text:style-name="T9">0</text:span>)</text:p>
      <text:p text:style-name="P1"><text:span text:style-name="T4">T_new</text:span> = <text:span text:style-name="T8">self</text:span>.<text:span text:style-name="T2">interpolate_onto_grid</text:span>(<text:span text:style-name="T4">y</text:span>, <text:span text:style-name="T4">poly_coordinates</text:span>, T, <text:span text:style-name="T9">0</text:span>, <text:span text:style-name="T9">0</text:span>)</text:p>
      <text:p text:style-name="P2"># Temperature scaling function in region [0, 1]</text:p>
      <text:p text:style-name="P1"><text:span text:style-name="T4">Tw</text:span>, <text:span text:style-name="T4">Tinf</text:span> = <text:span text:style-name="T8">self</text:span>.Twall, <text:span text:style-name="T9">1.0</text:span> <text:span text:style-name="T10"># Free-stream normalised temperature of 1.0, Wall temp taken from similarity solution</text:span></text:p>
      <text:p text:style-name="P1"><text:span text:style-name="T4">g</text:span> = <text:span text:style-name="T8">self</text:span>.<text:span text:style-name="T2">temperature_scaling</text:span>(<text:span text:style-name="T4">T_new</text:span>, <text:span text:style-name="T4">Tw</text:span>, <text:span text:style-name="T4">Tinf</text:span>)</text:p>
      <text:p text:style-name="P2"># rho_new = 1.0/T_new</text:p>
      <text:p text:style-name="P1"><text:span text:style-name="T4">rho_new</text:span> = (<text:span text:style-name="T9">10000.0</text:span>/(<text:span text:style-name="T9">8.3143</text:span>))*(<text:span text:style-name="T9">1.0</text:span>/<text:span text:style-name="T4">T_new</text:span>)</text:p>
      <text:p text:style-name="P1"><text:soft-page-break/><text:span text:style-name="T4">rhou_new</text:span> = <text:span text:style-name="T4">rho_new</text:span>*<text:span text:style-name="T4">u_new</text:span></text:p>
      <text:p text:style-name="P2"># Solve continuity equation to obtain rho*wall_normal_velocity</text:p>
      <text:p text:style-name="P1"><text:span text:style-name="T4">rho_vel_normal</text:span> = <text:span text:style-name="T8">self</text:span>.<text:span text:style-name="T2">solve_continuity</text:span>(<text:span text:style-name="T4">poly_coordinates</text:span>, <text:span text:style-name="T4">u_new</text:span>, <text:span text:style-name="T4">rho_new</text:span>)</text:p>
      <text:p text:style-name="P1"><text:span text:style-name="T4">profiles</text:span>.<text:span text:style-name="T2">append</text:span>([<text:span text:style-name="T4">rhou_new</text:span>, <text:span text:style-name="T4">T_new</text:span>])</text:p>
      <text:p text:style-name="P1"><text:span text:style-name="T4">normal_profiles</text:span>.<text:span text:style-name="T2">append</text:span>(<text:span text:style-name="T4">rho_vel_normal</text:span>)</text:p>
      <text:p text:style-name="P1"><text:span text:style-name="T4">edge</text:span> = <text:span text:style-name="T8">self</text:span>.<text:span text:style-name="T2">find_edge_of_bl</text:span>(<text:span text:style-name="T4">u_new</text:span>, <text:span text:style-name="T4">tolerance</text:span>)</text:p>
      <text:p text:style-name="P1"><text:span text:style-name="T4">edges</text:span>.<text:span text:style-name="T2">append</text:span>(<text:span text:style-name="T4">edge</text:span>)</text:p>
      <text:p text:style-name="P2"># Obtain polynomial fit coefficients</text:p>
      <text:p text:style-name="P1"><text:span text:style-name="T4">rhou_coeffs</text:span> = <text:span text:style-name="T8">self</text:span>.<text:span text:style-name="T2">fit_polynomial</text:span>(<text:span text:style-name="T4">poly_coordinates</text:span>, <text:span text:style-name="T4">rhou_new</text:span>, <text:span text:style-name="T4">edge</text:span>, <text:span text:style-name="T4">n_coeffs</text:span>)</text:p>
      <text:p text:style-name="P1"><text:span text:style-name="T4">g_coeffs</text:span> = <text:span text:style-name="T8">self</text:span>.<text:span text:style-name="T2">fit_polynomial</text:span>(<text:span text:style-name="T4">poly_coordinates</text:span>, <text:span text:style-name="T4">g</text:span>, <text:span text:style-name="T4">edge</text:span>, <text:span text:style-name="T4">n_coeffs</text:span>)</text:p>
      <text:p text:style-name="P1"><text:span text:style-name="T4">rho_vel_normal_coeffs</text:span> = <text:span text:style-name="T8">self</text:span>.<text:span text:style-name="T2">fit_polynomial</text:span>(<text:span text:style-name="T4">poly_coordinates</text:span>, <text:span text:style-name="T4">rho_vel_normal</text:span>, <text:span text:style-name="T4">edge</text:span>, <text:span text:style-name="T4">n_coeffs</text:span>)</text:p>
      <text:p text:style-name="P1"><text:span text:style-name="T4">coeffs</text:span>.<text:span text:style-name="T2">append</text:span>([<text:span text:style-name="T4">rhou_coeffs</text:span>, <text:span text:style-name="T4">g_coeffs</text:span>])</text:p>
      <text:p text:style-name="P1"><text:span text:style-name="T4">normal_coeffs</text:span>.<text:span text:style-name="T2">append</text:span>(<text:span text:style-name="T4">rho_vel_normal_coeffs</text:span>)</text:p>
      <text:p text:style-name="P1"><text:span text:style-name="T8">self</text:span>.<text:span text:style-name="T2">generate_two_wall_equations</text:span>(<text:span text:style-name="T4">profiles</text:span>, <text:span text:style-name="T4">coeffs</text:span>, <text:span text:style-name="T4">directions</text:span>, <text:span text:style-name="T4">edges</text:span>, <text:span text:style-name="T4">normal_profiles</text:span>, <text:span text:style-name="T4">normal_coeffs</text:span>, <text:span text:style-name="T4">poly_coordinates</text:span>)</text:p>
      <text:p text:style-name="P1"><text:span text:style-name="T1">else</text:span>:</text:p>
      <text:p text:style-name="P1"><text:span text:style-name="T1">raise</text:span> <text:span text:style-name="T3">NotImplementedError</text:span>(<text:span text:style-name="T5">"</text:span><text:span text:style-name="T6">Boundary layer initialisation is not implemented for walls in 3 dimensions.</text:span><text:span text:style-name="T5">"</text:span>)</text:p>
      <text:p text:style-name="P4">return</text:p>
      <text:p text:style-name="P6"/>
      <text:p text:style-name="P1"><text:span text:style-name="T7">def</text:span> <text:span text:style-name="T2">uniform_1d_coordinate</text:span>(<text:span text:style-name="T8">self</text:span>):</text:p>
      <text:p text:style-name="P1"><text:span text:style-name="T4">n_elem</text:span> = <text:span text:style-name="T9">10000</text:span></text:p>
      <text:p text:style-name="P1"><text:span text:style-name="T1">return</text:span> np.<text:span text:style-name="T2">linspace</text:span>(<text:span text:style-name="T9">0</text:span>, <text:span text:style-name="T9">20.0</text:span>, <text:span text:style-name="T4">n_elem</text:span>)</text:p>
      <text:p text:style-name="P6"/>
      <text:p text:style-name="P1"><text:span text:style-name="T7">def</text:span> <text:span text:style-name="T2">uniform1d_coordinate</text:span>(<text:span text:style-name="T8">self</text:span>):</text:p>
      <text:p text:style-name="P1"><text:span text:style-name="T4">n_elem</text:span> = <text:span text:style-name="T9">10000</text:span></text:p>
      <text:p text:style-name="P1"><text:span text:style-name="T1">return</text:span> np.<text:span text:style-name="T2">linspace</text:span>(<text:span text:style-name="T9">0</text:span>, <text:span text:style-name="T9">20.0e-4</text:span>, <text:span text:style-name="T4">n_elem</text:span>)</text:p>
      <text:p text:style-name="P6"/>
      <text:p text:style-name="P1"><text:span text:style-name="T7">def</text:span> <text:span text:style-name="T2">temperature_scaling</text:span>(<text:span text:style-name="T8">self</text:span>, <text:span text:style-name="T8">temp_profile</text:span>, <text:span text:style-name="T8">Tw</text:span>, <text:span text:style-name="T8">Tinf</text:span>):</text:p>
      <text:p text:style-name="P1"><text:span text:style-name="T5">"""</text:span><text:span text:style-name="T6"> Computes the temperature profile between [0,1]</text:span></text:p>
      <text:p text:style-name="P6"/>
      <text:p text:style-name="P3">:arg ndarray temp_profile: Temperature profile values between wall temperature and freestream.</text:p>
      <text:p text:style-name="P3">:arg float Tw: Wall temperature.</text:p>
      <text:p text:style-name="P3">:arg float Tinf: Free-stream temperature.</text:p>
      <text:p text:style-name="P1"><text:span text:style-name="T6">:returns: ndarray: g: Temperature profile ranging from 0 to 1. </text:span><text:span text:style-name="T5">"""</text:span></text:p>
      <text:p text:style-name="P1"><text:span text:style-name="T4">g</text:span> = (<text:span text:style-name="T8">temp_profile</text:span> - <text:span text:style-name="T8">Tw</text:span>)/(<text:span text:style-name="T8">Tinf</text:span> - <text:span text:style-name="T8">Tw</text:span>)</text:p>
      <text:p text:style-name="P1"><text:span text:style-name="T1">return</text:span> <text:span text:style-name="T4">g</text:span></text:p>
      <text:p text:style-name="P6"/>
      <text:p text:style-name="P1"><text:span text:style-name="T7">def</text:span> <text:span text:style-name="T2">form_equation</text:span>(<text:span text:style-name="T8">self</text:span>, <text:span text:style-name="T8">variable</text:span>, <text:span text:style-name="T8">name</text:span>, <text:span text:style-name="T8">coefficients</text:span>, <text:span text:style-name="T8">direction</text:span>, <text:span text:style-name="T8">edge</text:span>, <text:span text:style-name="T8">poly_coordinates</text:span>):</text:p>
      <text:p text:style-name="P1"><text:span text:style-name="T5">"""</text:span><text:span text:style-name="T6"> Creates the piecewise equations for the cases of 2D and 3D span-periodic boundary-layer profiles.</text:span></text:p>
      <text:p text:style-name="P6"/>
      <text:p text:style-name="P3">:arg ndarray variable: Array of values for a given flow variable, used to obtain the free-stream value.</text:p>
      <text:p text:style-name="P3">:arg string name: Name of the variable.</text:p>
      <text:p text:style-name="P3">:arg ndarray coefficients: Coefficients for the polynomial fit.</text:p>
      <text:p text:style-name="P3">:arg int direction: Spatial direction to apply the equation to.</text:p>
      <text:p text:style-name="P3">:arg int edge: Grid index for the edge of the boundary-layer.</text:p>
      <text:p text:style-name="P1"><text:span text:style-name="T6">returns: Eq: eqn: OpenSBLI equation to add to the initialisation kernel.</text:span><text:span text:style-name="T5">"""</text:span></text:p>
      <text:p text:style-name="P1"><text:span text:style-name="T4">bl_edge_coordinate</text:span> = <text:span text:style-name="T8">poly_coordinates</text:span>[<text:span text:style-name="T8">edge</text:span>]</text:p>
      <text:p text:style-name="P1"><text:span text:style-name="T4">powers</text:span> = [<text:span text:style-name="T4">i</text:span> <text:span text:style-name="T1">for</text:span> <text:span text:style-name="T4">i</text:span> <text:span text:style-name="T1">in</text:span> <text:span text:style-name="T3">range</text:span>(np.<text:span text:style-name="T2">size</text:span>(<text:span text:style-name="T8">coefficients</text:span>))][::-<text:span text:style-name="T9">1</text:span>]</text:p>
      <text:p text:style-name="P1"><text:span text:style-name="T4">eqn</text:span> = <text:span text:style-name="T2">sum</text:span>([<text:span text:style-name="T4">coeff</text:span>*<text:span text:style-name="T8">self</text:span>.coordinates[<text:span text:style-name="T8">direction</text:span>]**<text:span text:style-name="T4">power</text:span> <text:span text:style-name="T1">for</text:span> (<text:span text:style-name="T4">coeff</text:span>, <text:span text:style-name="T4">power</text:span>) <text:span text:style-name="T1">in</text:span> <text:span text:style-name="T3">zip</text:span>(<text:span text:style-name="T8">coefficients</text:span>, <text:span text:style-name="T4">powers</text:span>)]) <text:span text:style-name="T10"># </text:span><text:span text:style-name="T7">TODO</text:span><text:span text:style-name="T10"> set to exactl 1.0 if required</text:span></text:p>
      <text:p text:style-name="P1"><text:span text:style-name="T4">eqn</text:span> = <text:span text:style-name="T4">OpenSBLIEq</text:span>(<text:span text:style-name="T3">GridVariable</text:span>(<text:span text:style-name="T5">'</text:span><text:span text:style-name="T7">%s</text:span><text:span text:style-name="T5">'</text:span> % <text:span text:style-name="T8">name</text:span>), <text:span text:style-name="T3">Piecewise</text:span>((<text:span text:style-name="T4">eqn</text:span>, <text:span text:style-name="T8">self</text:span>.coordinates[<text:span text:style-name="T8">direction</text:span>] &lt; <text:span text:style-name="T4">bl_edge_coordinate</text:span>), (<text:span text:style-name="T8">variable</text:span>[<text:span text:style-name="T8">edge</text:span>], <text:span text:style-name="T7">True</text:span>)))</text:p>
      <text:p text:style-name="P1"><text:span text:style-name="T1">return</text:span> <text:span text:style-name="T4">eqn</text:span></text:p>
      <text:p text:style-name="P6"/>
      <text:p text:style-name="P1"><text:span text:style-name="T7">def</text:span> <text:span text:style-name="T2">form_mixed_equation</text:span>(<text:span text:style-name="T8">self</text:span>, <text:span text:style-name="T8">profiles</text:span>, <text:span text:style-name="T8">names</text:span>, <text:span text:style-name="T8">coefficients</text:span>, <text:span text:style-name="T8">directions</text:span>, <text:span text:style-name="T8">edges</text:span>, <text:span text:style-name="T8">normal_profiles</text:span>, <text:span text:style-name="T8">normal_coeffs</text:span>, <text:span text:style-name="T8">poly_coordinates</text:span>):</text:p>
      <text:p text:style-name="P1"><text:span text:style-name="T5">"""</text:span><text:span text:style-name="T6"> Generates the equations for the 3D SBLI sidewall case.</text:span></text:p>
      <text:p text:style-name="P6"/>
      <text:p text:style-name="P3">:arg list profiles: Arrays of values for the rhou and [0,1] temperature profiles.</text:p>
      <text:p text:style-name="P3">:arg list names: Variable names as strings.</text:p>
      <text:p text:style-name="P3">:arg list coefficients: Coefficients for the polynomial fit for rhou and temperature profiles.</text:p>
      <text:p text:style-name="P3">:arg list directions: Directions that contain a wall.</text:p>
      <text:p text:style-name="P3">:arg list edges: Indices for the boundary layer edges in each direction.</text:p>
      <text:p text:style-name="P3">:arg list normal_profiles: Arrays of values for the rhov and rhow profiles.</text:p>
      <text:p text:style-name="P3">:arg list normal_coeffs: Coefficients for the polynomial fit for rhov and rhow.</text:p>
      <text:p text:style-name="P1"><text:span text:style-name="T6">:returns: list: piecewise_eqns: Piecewise initialisation equations to be added to the initialisation class.</text:span><text:span text:style-name="T5">"""</text:span></text:p>
      <text:p text:style-name="P6"/>
      <text:p text:style-name="P2"># Assuming we have the same number of poly coefficients in each direction, change later if required</text:p>
      <text:p text:style-name="P1"><text:span text:style-name="T4">powers</text:span> = [<text:span text:style-name="T4">i</text:span> <text:span text:style-name="T1">for</text:span> <text:span text:style-name="T4">i</text:span> <text:span text:style-name="T1">in</text:span> <text:span text:style-name="T3">range</text:span>(np.<text:span text:style-name="T2">size</text:span>(<text:span text:style-name="T8">coefficients</text:span>[<text:span text:style-name="T9">0</text:span>][<text:span text:style-name="T9">0</text:span>]))][::-<text:span text:style-name="T9">1</text:span>]</text:p>
      <text:p text:style-name="P2"><text:soft-page-break/># Loop over rhou, and T profiles</text:p>
      <text:p text:style-name="P1"><text:span text:style-name="T4">piecewise_eqns</text:span> = []</text:p>
      <text:p text:style-name="P1"><text:span text:style-name="T4">direction1</text:span> = <text:span text:style-name="T8">directions</text:span>[<text:span text:style-name="T9">0</text:span>]</text:p>
      <text:p text:style-name="P1"><text:span text:style-name="T4">direction2</text:span> = <text:span text:style-name="T8">directions</text:span>[<text:span text:style-name="T9">1</text:span>]</text:p>
      <text:p text:style-name="P2"># x variables and coordinates at the edge of the boundary layer in each</text:p>
      <text:p text:style-name="P1"><text:span text:style-name="T4">coord1</text:span>, <text:span text:style-name="T4">coord2</text:span> = <text:span text:style-name="T8">self</text:span>.coordinates[<text:span text:style-name="T4">direction1</text:span>], <text:span text:style-name="T8">self</text:span>.coordinates[<text:span text:style-name="T4">direction2</text:span>]</text:p>
      <text:p text:style-name="P1"><text:span text:style-name="T4">bl_coord1</text:span>, <text:span text:style-name="T4">bl_coord2</text:span> = <text:span text:style-name="T8">poly_coordinates</text:span>[<text:span text:style-name="T8">edges</text:span>[<text:span text:style-name="T9">0</text:span>]], <text:span text:style-name="T8">poly_coordinates</text:span>[<text:span text:style-name="T8">edges</text:span>[<text:span text:style-name="T9">1</text:span>]]</text:p>
      <text:p text:style-name="P2"># Create rhou profiles</text:p>
      <text:p text:style-name="P1"><text:span text:style-name="T4">eqn1</text:span> = <text:span text:style-name="T2">sum</text:span>([<text:span text:style-name="T4">coeff</text:span>*<text:span text:style-name="T4">coord1</text:span>**<text:span text:style-name="T4">power</text:span> <text:span text:style-name="T1">for</text:span> (<text:span text:style-name="T4">coeff</text:span>, <text:span text:style-name="T4">power</text:span>) <text:span text:style-name="T1">in</text:span> <text:span text:style-name="T3">zip</text:span>(<text:span text:style-name="T8">coefficients</text:span>[<text:span text:style-name="T9">0</text:span>][<text:span text:style-name="T9">0</text:span>], <text:span text:style-name="T4">powers</text:span>)])</text:p>
      <text:p text:style-name="P1"><text:span text:style-name="T4">eqn2</text:span> = <text:span text:style-name="T2">sum</text:span>([<text:span text:style-name="T4">coeff</text:span>*<text:span text:style-name="T8">self</text:span>.local_coordinate**<text:span text:style-name="T4">power</text:span> <text:span text:style-name="T1">for</text:span> (<text:span text:style-name="T4">coeff</text:span>, <text:span text:style-name="T4">power</text:span>) <text:span text:style-name="T1">in</text:span> <text:span text:style-name="T3">zip</text:span>(<text:span text:style-name="T8">coefficients</text:span>[<text:span text:style-name="T9">1</text:span>][<text:span text:style-name="T9">0</text:span>], <text:span text:style-name="T4">powers</text:span>)]) <text:span text:style-name="T10"># profiles[0][max(edges)]</text:span></text:p>
      <text:p text:style-name="P1"><text:span text:style-name="T4">u_var1</text:span>, <text:span text:style-name="T4">u_var2</text:span> = <text:span text:style-name="T3">GridVariable</text:span>(<text:span text:style-name="T5">'</text:span><text:span text:style-name="T7">%s</text:span><text:span text:style-name="T6">_1</text:span><text:span text:style-name="T5">'</text:span> % <text:span text:style-name="T8">names</text:span>[<text:span text:style-name="T9">0</text:span>]), <text:span text:style-name="T3">GridVariable</text:span>(<text:span text:style-name="T5">'</text:span><text:span text:style-name="T7">%s</text:span><text:span text:style-name="T6">_2</text:span><text:span text:style-name="T5">'</text:span> % <text:span text:style-name="T8">names</text:span>[<text:span text:style-name="T9">0</text:span>])</text:p>
      <text:p text:style-name="P2"># freestream_value = np.max([profiles[0][0][edges[0]], profiles[1][0][edges[1]]])</text:p>
      <text:p text:style-name="P1"><text:span text:style-name="T4">freestream_value</text:span> = <text:span text:style-name="T9">1.0</text:span></text:p>
      <text:p text:style-name="P1"><text:span text:style-name="T4">piecewise_eqns</text:span>.<text:span text:style-name="T2">append</text:span>(<text:span text:style-name="T4">OpenSBLIEq</text:span>(<text:span text:style-name="T4">u_var1</text:span>, <text:span text:style-name="T3">Piecewise</text:span>((<text:span text:style-name="T4">eqn1</text:span>, <text:span text:style-name="T4">coord1</text:span> &lt; <text:span text:style-name="T4">bl_coord1</text:span>), (<text:span text:style-name="T4">freestream_value</text:span>, <text:span text:style-name="T7">True</text:span>))))</text:p>
      <text:p text:style-name="P1"><text:span text:style-name="T4">piecewise_eqns</text:span>.<text:span text:style-name="T2">append</text:span>(<text:span text:style-name="T4">OpenSBLIEq</text:span>(<text:span text:style-name="T4">u_var2</text:span>, <text:span text:style-name="T3">Piecewise</text:span>((<text:span text:style-name="T4">eqn2</text:span>, <text:span text:style-name="T8">self</text:span>.local_coordinate &lt; <text:span text:style-name="T4">bl_coord2</text:span>), (<text:span text:style-name="T4">freestream_value</text:span>, <text:span text:style-name="T7">True</text:span>))))</text:p>
      <text:p text:style-name="P1"><text:span text:style-name="T4">piecewise_eqns</text:span>.<text:span text:style-name="T2">append</text:span>(<text:span text:style-name="T4">OpenSBLIEq</text:span>(<text:span text:style-name="T3">GridVariable</text:span>(<text:span text:style-name="T5">'</text:span><text:span text:style-name="T7">%s</text:span><text:span text:style-name="T5">'</text:span> % <text:span text:style-name="T8">names</text:span>[<text:span text:style-name="T9">0</text:span>]), <text:span text:style-name="T4">u_var1</text:span>*<text:span text:style-name="T4">u_var2</text:span>))</text:p>
      <text:p text:style-name="P2"># Create T profiles, g = (T-Tw)/(Tinf - Tw) ---&gt; T = g*(Tinf-Tw) + Tw</text:p>
      <text:p text:style-name="P1"><text:span text:style-name="T4">Tw</text:span> = <text:span text:style-name="T3">ConstantObject</text:span>(<text:span text:style-name="T5">'</text:span><text:span text:style-name="T6">Twall</text:span><text:span text:style-name="T5">'</text:span>)</text:p>
      <text:p text:style-name="P1"><text:span text:style-name="T4">eqn1</text:span> = <text:span text:style-name="T2">sum</text:span>([<text:span text:style-name="T4">coeff</text:span>*<text:span text:style-name="T4">coord1</text:span>**<text:span text:style-name="T4">power</text:span> <text:span text:style-name="T1">for</text:span> (<text:span text:style-name="T4">coeff</text:span>, <text:span text:style-name="T4">power</text:span>) <text:span text:style-name="T1">in</text:span> <text:span text:style-name="T3">zip</text:span>(<text:span text:style-name="T8">coefficients</text:span>[<text:span text:style-name="T9">0</text:span>][<text:span text:style-name="T9">1</text:span>], <text:span text:style-name="T4">powers</text:span>)])</text:p>
      <text:p text:style-name="P1"><text:span text:style-name="T4">eqn2</text:span> = <text:span text:style-name="T2">sum</text:span>([<text:span text:style-name="T4">coeff</text:span>*<text:span text:style-name="T8">self</text:span>.local_coordinate**<text:span text:style-name="T4">power</text:span> <text:span text:style-name="T1">for</text:span> (<text:span text:style-name="T4">coeff</text:span>, <text:span text:style-name="T4">power</text:span>) <text:span text:style-name="T1">in</text:span> <text:span text:style-name="T3">zip</text:span>(<text:span text:style-name="T8">coefficients</text:span>[<text:span text:style-name="T9">1</text:span>][<text:span text:style-name="T9">1</text:span>], <text:span text:style-name="T4">powers</text:span>)]) <text:span text:style-name="T10"># profiles[0][max(edges)]</text:span></text:p>
      <text:p text:style-name="P1"><text:span text:style-name="T4">T_var1</text:span>, <text:span text:style-name="T4">T_var2</text:span> = <text:span text:style-name="T3">GridVariable</text:span>(<text:span text:style-name="T5">'</text:span><text:span text:style-name="T7">%s</text:span><text:span text:style-name="T6">_1</text:span><text:span text:style-name="T5">'</text:span> % <text:span text:style-name="T8">names</text:span>[<text:span text:style-name="T9">1</text:span>]), <text:span text:style-name="T3">GridVariable</text:span>(<text:span text:style-name="T5">'</text:span><text:span text:style-name="T7">%s</text:span><text:span text:style-name="T6">_2</text:span><text:span text:style-name="T5">'</text:span> % <text:span text:style-name="T8">names</text:span>[<text:span text:style-name="T9">1</text:span>])</text:p>
      <text:p text:style-name="P1"><text:span text:style-name="T4">freestream_value</text:span> = np.max([<text:span text:style-name="T8">profiles</text:span>[<text:span text:style-name="T9">0</text:span>][<text:span text:style-name="T9">1</text:span>][<text:span text:style-name="T8">edges</text:span>[<text:span text:style-name="T9">0</text:span>]], <text:span text:style-name="T8">profiles</text:span>[<text:span text:style-name="T9">1</text:span>][<text:span text:style-name="T9">1</text:span>][<text:span text:style-name="T8">edges</text:span>[<text:span text:style-name="T9">1</text:span>]]])</text:p>
      <text:p text:style-name="P1"><text:span text:style-name="T4">freestream_value</text:span> = <text:span text:style-name="T9">1.0</text:span> <text:span text:style-name="T10"># CHECK THIS VALUE</text:span></text:p>
      <text:p text:style-name="P1"><text:span text:style-name="T4">piecewise_eqns</text:span>.<text:span text:style-name="T2">append</text:span>(<text:span text:style-name="T4">OpenSBLIEq</text:span>(<text:span text:style-name="T4">T_var1</text:span>, <text:span text:style-name="T3">Piecewise</text:span>((<text:span text:style-name="T4">eqn1</text:span>, <text:span text:style-name="T4">coord1</text:span> &lt; <text:span text:style-name="T4">bl_coord1</text:span>), (<text:span text:style-name="T4">freestream_value</text:span>, <text:span text:style-name="T7">True</text:span>))))</text:p>
      <text:p text:style-name="P1"><text:span text:style-name="T4">piecewise_eqns</text:span>.<text:span text:style-name="T2">append</text:span>(<text:span text:style-name="T4">OpenSBLIEq</text:span>(<text:span text:style-name="T4">T_var2</text:span>, <text:span text:style-name="T3">Piecewise</text:span>((<text:span text:style-name="T4">eqn2</text:span>, <text:span text:style-name="T8">self</text:span>.local_coordinate &lt; <text:span text:style-name="T4">bl_coord2</text:span>), (<text:span text:style-name="T4">freestream_value</text:span>, <text:span text:style-name="T7">True</text:span>))))</text:p>
      <text:p text:style-name="P1"><text:span text:style-name="T4">piecewise_eqns</text:span>.<text:span text:style-name="T2">append</text:span>(<text:span text:style-name="T4">OpenSBLIEq</text:span>(<text:span text:style-name="T3">GridVariable</text:span>(<text:span text:style-name="T5">'</text:span><text:span text:style-name="T7">%s</text:span><text:span text:style-name="T5">'</text:span> % <text:span text:style-name="T8">names</text:span>[<text:span text:style-name="T9">1</text:span>]), <text:span text:style-name="T4">T_var1</text:span>*<text:span text:style-name="T4">T_var2</text:span>*(<text:span text:style-name="T4">freestream_value</text:span> - <text:span text:style-name="T4">Tw</text:span>) + <text:span text:style-name="T4">Tw</text:span>))</text:p>
      <text:p text:style-name="P2"># Create normal velocity component profiles, rhov:</text:p>
      <text:p text:style-name="P1"><text:span text:style-name="T4">eqn1</text:span> = <text:span text:style-name="T2">sum</text:span>([<text:span text:style-name="T4">coeff</text:span>*<text:span text:style-name="T4">coord1</text:span>**<text:span text:style-name="T4">power</text:span> <text:span text:style-name="T1">for</text:span> (<text:span text:style-name="T4">coeff</text:span>, <text:span text:style-name="T4">power</text:span>) <text:span text:style-name="T1">in</text:span> <text:span text:style-name="T3">zip</text:span>(<text:span text:style-name="T8">normal_coeffs</text:span>[<text:span text:style-name="T9">0</text:span>], <text:span text:style-name="T4">powers</text:span>)])</text:p>
      <text:p text:style-name="P1"><text:span text:style-name="T4">temp1</text:span> = <text:span text:style-name="T3">GridVariable</text:span>(<text:span text:style-name="T5">'</text:span><text:span text:style-name="T7">%s</text:span><text:span text:style-name="T5">'</text:span> % <text:span text:style-name="T8">names</text:span>[<text:span text:style-name="T9">2</text:span>])</text:p>
      <text:p text:style-name="P1"><text:span text:style-name="T4">rhov_inf</text:span> = <text:span text:style-name="T8">normal_profiles</text:span>[<text:span text:style-name="T9">0</text:span>][<text:span text:style-name="T8">edges</text:span>[<text:span text:style-name="T9">0</text:span>]]*<text:span text:style-name="T4">u_var2</text:span> <text:span text:style-name="T10"># Multiplying by rhou from the other direction</text:span></text:p>
      <text:p text:style-name="P1"><text:span text:style-name="T4">piecewise_eqns</text:span>.<text:span text:style-name="T2">append</text:span>(<text:span text:style-name="T4">OpenSBLIEq</text:span>(<text:span text:style-name="T4">temp1</text:span>, <text:span text:style-name="T3">Piecewise</text:span>((<text:span text:style-name="T4">eqn1</text:span>*<text:span text:style-name="T4">u_var2</text:span>, <text:span text:style-name="T4">coord1</text:span> &lt; <text:span text:style-name="T4">bl_coord1</text:span>), (<text:span text:style-name="T4">rhov_inf</text:span>, <text:span text:style-name="T7">True</text:span>))))</text:p>
      <text:p text:style-name="P2"># rhow:</text:p>
      <text:p text:style-name="P1"><text:span text:style-name="T4">eqn2</text:span> = <text:span text:style-name="T2">sum</text:span>([<text:span text:style-name="T4">coeff</text:span>*<text:span text:style-name="T8">self</text:span>.local_coordinate**<text:span text:style-name="T4">power</text:span> <text:span text:style-name="T1">for</text:span> (<text:span text:style-name="T4">coeff</text:span>, <text:span text:style-name="T4">power</text:span>) <text:span text:style-name="T1">in</text:span> <text:span text:style-name="T3">zip</text:span>(<text:span text:style-name="T8">normal_coeffs</text:span>[<text:span text:style-name="T9">1</text:span>], <text:span text:style-name="T4">powers</text:span>)])</text:p>
      <text:p text:style-name="P1"><text:span text:style-name="T4">temp2</text:span> = <text:span text:style-name="T3">GridVariable</text:span>(<text:span text:style-name="T5">'</text:span><text:span text:style-name="T7">%s</text:span><text:span text:style-name="T5">'</text:span> % <text:span text:style-name="T8">names</text:span>[<text:span text:style-name="T9">3</text:span>])</text:p>
      <text:p text:style-name="P2"># rhow should reduce to zero at the symmetry plane</text:p>
      <text:p text:style-name="P1"><text:span text:style-name="T4">rhow_inf</text:span> = <text:span text:style-name="T8">normal_profiles</text:span>[<text:span text:style-name="T9">1</text:span>][<text:span text:style-name="T8">edges</text:span>[<text:span text:style-name="T9">1</text:span>]]*(<text:span text:style-name="T9">1</text:span> - (<text:span text:style-name="T8">self</text:span>.local_coordinate-<text:span text:style-name="T4">bl_coord2</text:span>)/(<text:span text:style-name="T9">0.5</text:span>*<text:span text:style-name="T8">self</text:span>.domain_length-<text:span text:style-name="T4">bl_coord2</text:span>))*<text:span text:style-name="T4">u_var1</text:span></text:p>
      <text:p text:style-name="P1"><text:span text:style-name="T4">piecewise_eqns</text:span>.<text:span text:style-name="T2">append</text:span>(<text:span text:style-name="T4">OpenSBLIEq</text:span>(<text:span text:style-name="T4">temp2</text:span>, <text:span text:style-name="T8">self</text:span>.side_fact*<text:span text:style-name="T3">Piecewise</text:span>((<text:span text:style-name="T4">eqn2</text:span>*<text:span text:style-name="T4">u_var1</text:span>, <text:span text:style-name="T8">self</text:span>.local_coordinate &lt; <text:span text:style-name="T4">bl_coord2</text:span>), (<text:span text:style-name="T4">rhow_inf</text:span>, <text:span text:style-name="T7">True</text:span>))))</text:p>
      <text:p text:style-name="P1"><text:span text:style-name="T1">return</text:span> <text:span text:style-name="T4">piecewise_eqns</text:span></text:p>
      <text:p text:style-name="P6"/>
      <text:p text:style-name="P1"><text:span text:style-name="T7">def</text:span> <text:span text:style-name="T2">generate_one_wall_equations</text:span>(<text:span text:style-name="T8">self</text:span>, <text:span text:style-name="T8">data</text:span>, <text:span text:style-name="T8">coeffs</text:span>, <text:span text:style-name="T8">direction</text:span>, <text:span text:style-name="T8">edge</text:span>, <text:span text:style-name="T8">poly_coordinates</text:span>):</text:p>
      <text:p text:style-name="P1"><text:span text:style-name="T5">"""</text:span><text:span text:style-name="T6"> Generates the equations for 2D SBLI and 3D span-periodic cases.</text:span></text:p>
      <text:p text:style-name="P3">:arg list data: Profile arrays for rhou0, rhou1 and temperature.</text:p>
      <text:p text:style-name="P3">:arg list coeffs: Coefficients for the polynomial fits.</text:p>
      <text:p text:style-name="P3">:arg list direction: Direction normal to the wall.</text:p>
      <text:p text:style-name="P1"><text:span text:style-name="T6">:arg int edge: Grid index for the edge of the boundary-layer.</text:span><text:span text:style-name="T5">"""</text:span></text:p>
      <text:p text:style-name="P1"><text:span text:style-name="T8">self</text:span>.eqns = []</text:p>
      <text:p text:style-name="P1"><text:span text:style-name="T4">rhou0_eqn</text:span> = <text:span text:style-name="T8">self</text:span>.<text:span text:style-name="T2">form_equation</text:span>(<text:span text:style-name="T8">data</text:span>[<text:span text:style-name="T9">0</text:span>], <text:span text:style-name="T5">'</text:span><text:span text:style-name="T6">rhou0</text:span><text:span text:style-name="T5">'</text:span>, <text:span text:style-name="T8">coeffs</text:span>[<text:span text:style-name="T9">0</text:span>], <text:span text:style-name="T8">direction</text:span>, <text:span text:style-name="T8">edge</text:span>, <text:span text:style-name="T8">poly_coordinates</text:span>)</text:p>
      <text:p text:style-name="P1"><text:span text:style-name="T4">rhou1_eqn</text:span> = <text:span text:style-name="T8">self</text:span>.<text:span text:style-name="T2">form_equation</text:span>(<text:span text:style-name="T8">data</text:span>[<text:span text:style-name="T9">1</text:span>], <text:span text:style-name="T5">'</text:span><text:span text:style-name="T6">rhou1</text:span><text:span text:style-name="T5">'</text:span>, <text:span text:style-name="T8">coeffs</text:span>[<text:span text:style-name="T9">1</text:span>], <text:span text:style-name="T8">direction</text:span>, <text:span text:style-name="T8">edge</text:span>, <text:span text:style-name="T8">poly_coordinates</text:span>)</text:p>
      <text:p text:style-name="P1"><text:span text:style-name="T4">T_eqn</text:span> = <text:span text:style-name="T8">self</text:span>.<text:span text:style-name="T2">form_equation</text:span>(<text:span text:style-name="T8">data</text:span>[<text:span text:style-name="T9">2</text:span>], <text:span text:style-name="T5">'</text:span><text:span text:style-name="T6">T</text:span><text:span text:style-name="T5">'</text:span>, <text:span text:style-name="T8">coeffs</text:span>[<text:span text:style-name="T9">2</text:span>], <text:span text:style-name="T8">direction</text:span>, <text:span text:style-name="T8">edge</text:span>, <text:span text:style-name="T8">poly_coordinates</text:span>)</text:p>
      <text:p text:style-name="P2"># Set conservative values</text:p>
      <text:p text:style-name="P1"><text:span text:style-name="T4">rho</text:span>, <text:span text:style-name="T4">rhou0</text:span>, <text:span text:style-name="T4">rhou1</text:span>, T = <text:span text:style-name="T3">GridVariable</text:span>(<text:span text:style-name="T5">'</text:span><text:span text:style-name="T6">rho</text:span><text:span text:style-name="T5">'</text:span>), <text:span text:style-name="T3">GridVariable</text:span>(<text:span text:style-name="T5">'</text:span><text:span text:style-name="T6">rhou0</text:span><text:span text:style-name="T5">'</text:span>), <text:span text:style-name="T3">GridVariable</text:span>(<text:span text:style-name="T5">'</text:span><text:span text:style-name="T6">rhou1</text:span><text:span text:style-name="T5">'</text:span>), <text:span text:style-name="T3">GridVariable</text:span>(<text:span text:style-name="T5">'</text:span><text:span text:style-name="T6">T</text:span><text:span text:style-name="T5">'</text:span>)</text:p>
      <text:p text:style-name="P2"># rho_eqn = OpenSBLIEq(rho, 1.0/T)</text:p>
      <text:p text:style-name="P1"><text:span text:style-name="T4">rho_store</text:span> = <text:span text:style-name="T4">OpenSBLIEq</text:span>(<text:span text:style-name="T3">DataObject</text:span>(<text:span text:style-name="T5">'</text:span><text:span text:style-name="T6">rho</text:span><text:span text:style-name="T5">'</text:span>), <text:span text:style-name="T4">rho</text:span>)</text:p>
      <text:p text:style-name="P1"><text:span text:style-name="T4">rhou0_store</text:span> = <text:span text:style-name="T4">OpenSBLIEq</text:span>(<text:span text:style-name="T3">DataObject</text:span>(<text:span text:style-name="T5">'</text:span><text:span text:style-name="T6">rhou0</text:span><text:span text:style-name="T5">'</text:span>), <text:span text:style-name="T4">rhou0</text:span>)</text:p>
      <text:p text:style-name="P1"><text:span text:style-name="T4">rhou1_store</text:span> = <text:span text:style-name="T4">OpenSBLIEq</text:span>(<text:span text:style-name="T3">DataObject</text:span>(<text:span text:style-name="T5">'</text:span><text:span text:style-name="T6">rhou1</text:span><text:span text:style-name="T5">'</text:span>), <text:span text:style-name="T4">rhou1</text:span>)</text:p>
      <text:p text:style-name="P6"/>
      <text:p text:style-name="P2"># set chemical densities</text:p>
      <text:p text:style-name="P2"># rhoO, rhoN, rhoO2, rhoN2, rhoNO = GridVariable('rhoO'), GridVariable('rhoN'), GridVariable('rhoO2'), GridVariable('rhoN2'), GridVariable('rhoNO')</text:p>
      <text:p text:style-name="P2"># # set chemical densities</text:p>
      <text:p text:style-name="P2"># rhoO, rhoN, rhoO2, rhoN2, rhoNO = GridVariable('rhoO'), GridVariable('rhoN'), GridVariable('rhoO2'), GridVariable('rhoN2'), GridVariable('rhoNO')</text:p>
      <text:p text:style-name="P1"><text:span text:style-name="T4">rhoev</text:span> = <text:span text:style-name="T3">GridVariable</text:span>(<text:span text:style-name="T5">'</text:span><text:span text:style-name="T6">rhoev</text:span><text:span text:style-name="T5">'</text:span>)</text:p>
      <text:p text:style-name="P1"><text:span text:style-name="T4">evequilO2</text:span>, <text:span text:style-name="T4">evequilN2</text:span>, <text:span text:style-name="T4">evequilNO</text:span> = <text:span text:style-name="T3">GridVariable</text:span>(<text:span text:style-name="T5">'</text:span><text:span text:style-name="T6">evequilO2</text:span><text:span text:style-name="T5">'</text:span>), <text:span text:style-name="T3">GridVariable</text:span>(<text:span text:style-name="T5">'</text:span><text:span text:style-name="T6">evequilN2</text:span><text:span text:style-name="T5">'</text:span>), <text:span text:style-name="T3">GridVariable</text:span>(<text:span text:style-name="T5">'</text:span><text:span text:style-name="T6">evequilNO</text:span><text:span text:style-name="T5">'</text:span>)</text:p>
      <text:p text:style-name="P6"/>
      <text:p text:style-name="P2"># set dimensional grid constants -------------------------------------------------------------------------------------------------------------------------------</text:p>
      <text:p text:style-name="P1"><text:soft-page-break/><text:span text:style-name="T4">uref</text:span>, <text:span text:style-name="T4">rhoref</text:span>, <text:span text:style-name="T4">pref</text:span>, <text:span text:style-name="T4">Rhat</text:span>, <text:span text:style-name="T4">Twall</text:span> = <text:span text:style-name="T3">ConstantObject</text:span>(<text:span text:style-name="T5">'</text:span><text:span text:style-name="T6">uref</text:span><text:span text:style-name="T5">'</text:span>), <text:span text:style-name="T3">ConstantObject</text:span>(<text:span text:style-name="T5">'</text:span><text:span text:style-name="T6">rhoref</text:span><text:span text:style-name="T5">'</text:span>), <text:span text:style-name="T3">ConstantObject</text:span>(<text:span text:style-name="T5">'</text:span><text:span text:style-name="T6">pref</text:span><text:span text:style-name="T5">'</text:span>), <text:span text:style-name="T3">ConstantObject</text:span>(<text:span text:style-name="T5">'</text:span><text:span text:style-name="T6">Rhat</text:span><text:span text:style-name="T5">'</text:span>), <text:span text:style-name="T3">ConstantObject</text:span>(<text:span text:style-name="T5">'</text:span><text:span text:style-name="T6">Twall</text:span><text:span text:style-name="T5">'</text:span>)</text:p>
      <text:p text:style-name="P1"><text:span text:style-name="T4">thetavO</text:span>, <text:span text:style-name="T4">thetavN</text:span>, <text:span text:style-name="T4">thetavO2</text:span>, <text:span text:style-name="T4">thetavN2</text:span>, <text:span text:style-name="T4">thetavNO</text:span> = <text:span text:style-name="T3">ConstantObject</text:span>(<text:span text:style-name="T5">'</text:span><text:span text:style-name="T6">thetavO</text:span><text:span text:style-name="T5">'</text:span>),<text:span text:style-name="T3">ConstantObject</text:span>(<text:span text:style-name="T5">'</text:span><text:span text:style-name="T6">thetavN</text:span><text:span text:style-name="T5">'</text:span>),<text:span text:style-name="T3">ConstantObject</text:span>(<text:span text:style-name="T5">'</text:span><text:span text:style-name="T6">thetavO2</text:span><text:span text:style-name="T5">'</text:span>),<text:span text:style-name="T3">ConstantObject</text:span>(<text:span text:style-name="T5">'</text:span><text:span text:style-name="T6">thetavN2</text:span><text:span text:style-name="T5">'</text:span>),<text:span text:style-name="T3">ConstantObject</text:span>(<text:span text:style-name="T5">'</text:span><text:span text:style-name="T6">thetavNO</text:span><text:span text:style-name="T5">'</text:span>)</text:p>
      <text:p text:style-name="P1">MO, MN, MO2, MN2, MNO = <text:span text:style-name="T3">ConstantObject</text:span>(<text:span text:style-name="T5">'</text:span><text:span text:style-name="T6">MO</text:span><text:span text:style-name="T5">'</text:span>), <text:span text:style-name="T3">ConstantObject</text:span>(<text:span text:style-name="T5">'</text:span><text:span text:style-name="T6">MN</text:span><text:span text:style-name="T5">'</text:span>), <text:span text:style-name="T3">ConstantObject</text:span>(<text:span text:style-name="T5">'</text:span><text:span text:style-name="T6">MO2</text:span><text:span text:style-name="T5">'</text:span>), <text:span text:style-name="T3">ConstantObject</text:span>(<text:span text:style-name="T5">'</text:span><text:span text:style-name="T6">MN2</text:span><text:span text:style-name="T5">'</text:span>), <text:span text:style-name="T3">ConstantObject</text:span>(<text:span text:style-name="T5">'</text:span><text:span text:style-name="T6">MNO</text:span><text:span text:style-name="T5">'</text:span>)</text:p>
      <text:p text:style-name="P1"><text:span text:style-name="T4">dhO</text:span>, <text:span text:style-name="T4">dhN</text:span>, <text:span text:style-name="T4">dhO2</text:span>, <text:span text:style-name="T4">dhN2</text:span>, <text:span text:style-name="T4">dhNO</text:span> = <text:span text:style-name="T3">ConstantObject</text:span>(<text:span text:style-name="T5">'</text:span><text:span text:style-name="T6">dhO</text:span><text:span text:style-name="T5">'</text:span>), <text:span text:style-name="T3">ConstantObject</text:span>(<text:span text:style-name="T5">'</text:span><text:span text:style-name="T6">dhN</text:span><text:span text:style-name="T5">'</text:span>), <text:span text:style-name="T3">ConstantObject</text:span>(<text:span text:style-name="T5">'</text:span><text:span text:style-name="T6">dhO2</text:span><text:span text:style-name="T5">'</text:span>), <text:span text:style-name="T3">ConstantObject</text:span>(<text:span text:style-name="T5">'</text:span><text:span text:style-name="T6">dhN2</text:span><text:span text:style-name="T5">'</text:span>), <text:span text:style-name="T3">ConstantObject</text:span>(<text:span text:style-name="T5">'</text:span><text:span text:style-name="T6">dhNO</text:span><text:span text:style-name="T5">'</text:span>)</text:p>
      <text:p text:style-name="P6"/>
      <text:p text:style-name="P1"><text:span text:style-name="T4">concO</text:span>, <text:span text:style-name="T4">concN</text:span>, <text:span text:style-name="T4">concO2</text:span>, <text:span text:style-name="T4">concN2</text:span>, <text:span text:style-name="T4">concNO</text:span> = <text:span text:style-name="T3">ConstantObject</text:span>(<text:span text:style-name="T5">'</text:span><text:span text:style-name="T6">concO</text:span><text:span text:style-name="T5">'</text:span>), <text:span text:style-name="T3">ConstantObject</text:span>(<text:span text:style-name="T5">'</text:span><text:span text:style-name="T6">concN</text:span><text:span text:style-name="T5">'</text:span>), <text:span text:style-name="T3">ConstantObject</text:span>(<text:span text:style-name="T5">'</text:span><text:span text:style-name="T6">concO2</text:span><text:span text:style-name="T5">'</text:span>), <text:span text:style-name="T3">ConstantObject</text:span>(<text:span text:style-name="T5">'</text:span><text:span text:style-name="T6">concN2</text:span><text:span text:style-name="T5">'</text:span>), <text:span text:style-name="T3">ConstantObject</text:span>(<text:span text:style-name="T5">'</text:span><text:span text:style-name="T6">concNO</text:span><text:span text:style-name="T5">'</text:span>)</text:p>
      <text:p text:style-name="P6"/>
      <text:p text:style-name="P1"><text:span text:style-name="T4">u</text:span> = <text:span text:style-name="T3">GridVariable</text:span>(<text:span text:style-name="T5">'</text:span><text:span text:style-name="T6">u</text:span><text:span text:style-name="T5">'</text:span>)</text:p>
      <text:p text:style-name="P1"><text:span text:style-name="T4">rho_eqn</text:span> = <text:span text:style-name="T4">OpenSBLIEq</text:span>(<text:span text:style-name="T4">u</text:span>, <text:span text:style-name="T4">uref</text:span>) <text:span text:style-name="T10"># dimensional velocity</text:span></text:p>
      <text:p text:style-name="P1"><text:span text:style-name="T4">rho_store</text:span> = <text:span text:style-name="T4">OpenSBLIEq</text:span>(<text:span text:style-name="T4">rho</text:span>, (<text:span text:style-name="T9">10000.0</text:span>/(<text:span text:style-name="T9">8.3143</text:span>)*(<text:span text:style-name="T9">1.0</text:span>/T)))</text:p>
      <text:p text:style-name="P2"># initial concentrations</text:p>
      <text:p text:style-name="P1"><text:span text:style-name="T4">rhoOi</text:span>, <text:span text:style-name="T4">rhoNi</text:span>, <text:span text:style-name="T4">rhoO2i</text:span>, <text:span text:style-name="T4">rhoN2i</text:span>, <text:span text:style-name="T4">rhoNOi</text:span> = <text:span text:style-name="T3">GridVariable</text:span>(<text:span text:style-name="T5">'</text:span><text:span text:style-name="T6">rhoO</text:span><text:span text:style-name="T5">'</text:span>), <text:span text:style-name="T3">GridVariable</text:span>(<text:span text:style-name="T5">'</text:span><text:span text:style-name="T6">rhoN</text:span><text:span text:style-name="T5">'</text:span>), <text:span text:style-name="T3">GridVariable</text:span>(<text:span text:style-name="T5">'</text:span><text:span text:style-name="T6">rhoO2</text:span><text:span text:style-name="T5">'</text:span>), <text:span text:style-name="T3">GridVariable</text:span>(<text:span text:style-name="T5">'</text:span><text:span text:style-name="T6">rhoN2</text:span><text:span text:style-name="T5">'</text:span>), <text:span text:style-name="T3">GridVariable</text:span>(<text:span text:style-name="T5">'</text:span><text:span text:style-name="T6">rhoNO</text:span><text:span text:style-name="T5">'</text:span>)</text:p>
      <text:p text:style-name="P1"><text:span text:style-name="T4">rhou0_store</text:span> = <text:span text:style-name="T4">OpenSBLIEq</text:span>(<text:span text:style-name="T3">DataObject</text:span>(<text:span text:style-name="T5">'</text:span><text:span text:style-name="T6">rhou0</text:span><text:span text:style-name="T5">'</text:span>), <text:span text:style-name="T4">rhou0</text:span>)</text:p>
      <text:p text:style-name="P1"><text:span text:style-name="T4">rhou1_store</text:span> = <text:span text:style-name="T4">OpenSBLIEq</text:span>(<text:span text:style-name="T3">DataObject</text:span>(<text:span text:style-name="T5">'</text:span><text:span text:style-name="T6">rhou1</text:span><text:span text:style-name="T5">'</text:span>), <text:span text:style-name="T4">rhou1</text:span>)</text:p>
      <text:p text:style-name="P2"># rhou2_store = OpenSBLIEq(DataObject('rhou2'), rhou2)</text:p>
      <text:p text:style-name="P1"><text:span text:style-name="T4">Tinf</text:span> = <text:span text:style-name="T3">GridVariable</text:span>(<text:span text:style-name="T5">'</text:span><text:span text:style-name="T6">T</text:span><text:span text:style-name="T5">'</text:span>)</text:p>
      <text:p text:style-name="P1"><text:span text:style-name="T4">tempeq</text:span> = <text:span text:style-name="T4">OpenSBLIEq</text:span>(<text:span text:style-name="T4">Tinf</text:span>, <text:span text:style-name="T4">pref</text:span>/(<text:span text:style-name="T4">Rhat</text:span>*<text:span text:style-name="T4">(rho)</text:span>))</text:p>
      <text:p text:style-name="P1"><text:span text:style-name="T4">Tempwall</text:span> = <text:span text:style-name="T3">GridVariable</text:span>(<text:span text:style-name="T5">'</text:span><text:span text:style-name="T6">Twalld</text:span><text:span text:style-name="T5">'</text:span>)</text:p>
      <text:p text:style-name="P1"><text:span text:style-name="T4">tempwall</text:span> = <text:span text:style-name="T4">OpenSBLIEq</text:span>(<text:span text:style-name="T4">Tempwall</text:span>, <text:span text:style-name="T4">Twall</text:span>)</text:p>
      <text:p text:style-name="P1"><text:span text:style-name="T4">rhof</text:span> = <text:span text:style-name="T4">OpenSBLIEq</text:span>(<text:span text:style-name="T3">DataObject</text:span>(<text:span text:style-name="T5">'</text:span><text:span text:style-name="T6">rhof</text:span><text:span text:style-name="T5">'</text:span>), <text:span text:style-name="T4">rhoNi</text:span>)</text:p>
      <text:p text:style-name="P1"><text:span text:style-name="T4">gama</text:span>, <text:span text:style-name="T4">Minf</text:span> = <text:span text:style-name="T3">ConstantObject</text:span>(<text:span text:style-name="T5">"</text:span><text:span text:style-name="T6">gama</text:span><text:span text:style-name="T5">"</text:span>), <text:span text:style-name="T3">ConstantObject</text:span>(<text:span text:style-name="T5">"</text:span><text:span text:style-name="T6">Minf</text:span><text:span text:style-name="T5">"</text:span>)</text:p>
      <text:p text:style-name="P1"><text:span text:style-name="T4">uref</text:span> = <text:span text:style-name="T3">ConstantObject</text:span>(<text:span text:style-name="T5">"</text:span><text:span text:style-name="T6">uref</text:span><text:span text:style-name="T5">"</text:span>)</text:p>
      <text:p text:style-name="P2"># Minf = uref*sqrt.()</text:p>
      <text:p text:style-name="P2"># rhoE_store = OpenSBLIEq(DataObject('rhoE'), Rhat*T*(3.0/2.0*(rhoOi/MO+rhoNi/MN)+5.0/2.0*(rhoO2i/MO2+rhoN2i/MN2+rhoNOi/MNO))+4.1868e6*(dhO*rhoOi/MO+dhN*rhoNi/MN+dhNO*rhoNOi/MNO)+rhoO2i*evequilO2+rhoN2i*evequilN2+rhoNOi*evequilNO+0.5*((rhou0/rho)**2+(rhou1/rho)**2)*rho)</text:p>
      <text:p text:style-name="P1"><text:span text:style-name="T4">rhoE_store</text:span> = <text:span text:style-name="T4">OpenSBLIEq</text:span>(<text:span text:style-name="T3">DataObject</text:span>(<text:span text:style-name="T5">'</text:span><text:span text:style-name="T6">rhoE</text:span><text:span text:style-name="T5">'</text:span>), <text:span text:style-name="T4">rho</text:span>*T/(<text:span text:style-name="T4">gama</text:span>*(<text:span text:style-name="T4">gama</text:span>-<text:span text:style-name="T9">1</text:span>)*<text:span text:style-name="T4">Minf</text:span>**<text:span text:style-name="T9">2</text:span>) + <text:span text:style-name="T9">0.5</text:span>*(<text:span text:style-name="T4">rhou0</text:span>**<text:span text:style-name="T9">2</text:span> + <text:span text:style-name="T4">rhou1</text:span>**<text:span text:style-name="T9">2</text:span> )/<text:span text:style-name="T4">rho</text:span>)</text:p>
      <text:p text:style-name="P1"><text:span text:style-name="T8">self</text:span>.eqns += [<text:span text:style-name="T4">tempwall</text:span>, <text:span text:style-name="T4">tempeq</text:span>, <text:span text:style-name="T4">rhou0_eqn</text:span>, <text:span text:style-name="T4">rhou1_eqn</text:span>, <text:span text:style-name="T4">T_eqn</text:span>, <text:span text:style-name="T4">rho_store</text:span>, <text:span text:style-name="T4">rhou0_store</text:span>, <text:span text:style-name="T4">rhou1_store</text:span>, <text:span text:style-name="T4">rhoE_store</text:span>, <text:span text:style-name="T4">rhof</text:span>]<text:span text:style-name="T10">#rhoO, rhoN, rhoO2, rhoN2, rhoNO,</text:span></text:p>
      <text:p text:style-name="P1"><text:span text:style-name="T1">if</text:span> <text:span text:style-name="T8">self</text:span>.block.ndim == <text:span text:style-name="T9">3</text:span>: <text:span text:style-name="T10"># Periodic case, rhow = 0</text:span></text:p>
      <text:p text:style-name="P1"><text:span text:style-name="T8">self</text:span>.eqns += [<text:span text:style-name="T4">OpenSBLIEq</text:span>(<text:span text:style-name="T3">DataObject</text:span>(<text:span text:style-name="T5">'</text:span><text:span text:style-name="T6">rhou2</text:span><text:span text:style-name="T5">'</text:span>), <text:span text:style-name="T9">0.0</text:span>)]</text:p>
      <text:p text:style-name="P4">return</text:p>
      <text:p text:style-name="P6"/>
      <text:p text:style-name="P1"><text:span text:style-name="T7">def</text:span> <text:span text:style-name="T2">generate_two_wall_equations</text:span>(<text:span text:style-name="T8">self</text:span>, <text:span text:style-name="T8">profiles</text:span>, <text:span text:style-name="T8">coeffs</text:span>, <text:span text:style-name="T8">directions</text:span>, <text:span text:style-name="T8">edges</text:span>, <text:span text:style-name="T8">normal_profile</text:span>, <text:span text:style-name="T8">normal_coeffs</text:span>, <text:span text:style-name="T8">poly_coordinates</text:span>):</text:p>
      <text:p text:style-name="P1"><text:span text:style-name="T5">"""</text:span><text:span text:style-name="T6"> Generates the equations for 3D case with sidewalls.</text:span></text:p>
      <text:p text:style-name="P6"/>
      <text:p text:style-name="P3">:arg list profiles: Profile arrays for rhou0 and temperature.</text:p>
      <text:p text:style-name="P3">:arg list coeffs: Coefficients for the polynomial fits.</text:p>
      <text:p text:style-name="P3">:arg list directions: Directions normal to the wall.</text:p>
      <text:p text:style-name="P3">:arg list edges: Grid indexes for the edge of the boundary-layer.</text:p>
      <text:p text:style-name="P3">:arg list normal_profile: Profile for the wall normal velocity components.</text:p>
      <text:p text:style-name="P1"><text:span text:style-name="T6">:arg list normal_coeffs: Coefficients for the wall normal polynomial fit.</text:span><text:span text:style-name="T5">"""</text:span></text:p>
      <text:p text:style-name="P1"><text:span text:style-name="T8">self</text:span>.eqns = []</text:p>
      <text:p text:style-name="P1"><text:span text:style-name="T4">names</text:span> = [<text:span text:style-name="T5">'</text:span><text:span text:style-name="T6">rhou0</text:span><text:span text:style-name="T5">'</text:span>, <text:span text:style-name="T5">'</text:span><text:span text:style-name="T6">T</text:span><text:span text:style-name="T5">'</text:span>, <text:span text:style-name="T5">'</text:span><text:span text:style-name="T6">rhou1</text:span><text:span text:style-name="T5">'</text:span>, <text:span text:style-name="T5">'</text:span><text:span text:style-name="T6">rhou2</text:span><text:span text:style-name="T5">'</text:span>]</text:p>
      <text:p text:style-name="P2"># Hard code to spanwise direction for 2 walls</text:p>
      <text:p text:style-name="P1"><text:span text:style-name="T4">direction</text:span> = <text:span text:style-name="T9">2</text:span></text:p>
      <text:p text:style-name="P1"><text:span text:style-name="T4">array_coord</text:span> = <text:span text:style-name="T8">self</text:span>.coordinates[<text:span text:style-name="T4">direction</text:span>]</text:p>
      <text:p text:style-name="P1"><text:span text:style-name="T8">self</text:span>.domain_length = <text:span text:style-name="T8">self</text:span>.block.deltas[<text:span text:style-name="T4">direction</text:span>]*(<text:span text:style-name="T8">self</text:span>.block.shape[<text:span text:style-name="T4">direction</text:span>]-<text:span text:style-name="T9">1</text:span>)</text:p>
      <text:p text:style-name="P1"><text:span text:style-name="T8">self</text:span>.side_fact = <text:span text:style-name="T3">GridVariable</text:span>(<text:span text:style-name="T5">'</text:span><text:span text:style-name="T6">side_fact</text:span><text:span text:style-name="T5">'</text:span>)</text:p>
      <text:p text:style-name="P1"><text:span text:style-name="T4">side_fact_eqn</text:span> = <text:span text:style-name="T4">OpenSBLIEq</text:span>(<text:span text:style-name="T8">self</text:span>.side_fact, <text:span text:style-name="T3">Piecewise</text:span>((<text:span text:style-name="T9">1</text:span>, <text:span text:style-name="T4">array_coord</text:span> &lt;= <text:span text:style-name="T8">self</text:span>.domain_length/<text:span text:style-name="T9">2.0</text:span>), (-<text:span text:style-name="T9">1</text:span>, <text:span text:style-name="T7">True</text:span>)))</text:p>
      <text:p text:style-name="P6"/>
      <text:p text:style-name="P1"><text:span text:style-name="T8">self</text:span>.local_coordinate = <text:span text:style-name="T3">GridVariable</text:span>(<text:span text:style-name="T5">'</text:span><text:span text:style-name="T6">local_coord</text:span><text:span text:style-name="T5">'</text:span>)</text:p>
      <text:p text:style-name="P1"><text:span text:style-name="T4">local_coord_eqn</text:span> = <text:span text:style-name="T4">OpenSBLIEq</text:span>(<text:span text:style-name="T8">self</text:span>.local_coordinate, <text:span text:style-name="T3">Piecewise</text:span>((<text:span text:style-name="T4">array_coord</text:span>, <text:span text:style-name="T4">array_coord</text:span> &lt;= <text:span text:style-name="T8">self</text:span>.domain_length/<text:span text:style-name="T9">2.0</text:span>), (<text:span text:style-name="T8">self</text:span>.domain_length-<text:span text:style-name="T4">array_coord</text:span>, <text:span text:style-name="T7">True</text:span>)))</text:p>
      <text:p text:style-name="P1"><text:span text:style-name="T8">self</text:span>.eqns += [<text:span text:style-name="T4">local_coord_eqn</text:span>]</text:p>
      <text:p text:style-name="P1"><text:span text:style-name="T8">self</text:span>.eqns += [<text:span text:style-name="T4">side_fact_eqn</text:span>]</text:p>
      <text:p text:style-name="P2"># Create the piecewise equations formed from the boundary layers</text:p>
      <text:p text:style-name="P1"><text:span text:style-name="T4">bl_equations</text:span> = <text:span text:style-name="T8">self</text:span>.<text:span text:style-name="T2">form_mixed_equation</text:span>(<text:span text:style-name="T8">profiles</text:span>, <text:span text:style-name="T4">names</text:span>, <text:span text:style-name="T8">coeffs</text:span>, <text:span text:style-name="T8">directions</text:span>, <text:span text:style-name="T8">edges</text:span>, <text:span text:style-name="T8">normal_profile</text:span>, <text:span text:style-name="T8">normal_coeffs</text:span>, <text:span text:style-name="T8">poly_coordinates</text:span>)</text:p>
      <text:p text:style-name="P2"><text:soft-page-break/># Set conservative values</text:p>
      <text:p text:style-name="P1"><text:span text:style-name="T4">rho</text:span>, <text:span text:style-name="T4">rhou0</text:span>, <text:span text:style-name="T4">rhou1</text:span>, <text:span text:style-name="T4">rhou2</text:span>, T = <text:span text:style-name="T3">GridVariable</text:span>(<text:span text:style-name="T5">'</text:span><text:span text:style-name="T6">rho</text:span><text:span text:style-name="T5">'</text:span>), <text:span text:style-name="T3">GridVariable</text:span>(<text:span text:style-name="T5">'</text:span><text:span text:style-name="T6">rhou0</text:span><text:span text:style-name="T5">'</text:span>), <text:span text:style-name="T3">GridVariable</text:span>(<text:span text:style-name="T5">'</text:span><text:span text:style-name="T6">rhou1</text:span><text:span text:style-name="T5">'</text:span>), <text:span text:style-name="T3">GridVariable</text:span>(<text:span text:style-name="T5">'</text:span><text:span text:style-name="T6">rhou2</text:span><text:span text:style-name="T5">'</text:span>), <text:span text:style-name="T3">GridVariable</text:span>(<text:span text:style-name="T5">'</text:span><text:span text:style-name="T6">T</text:span><text:span text:style-name="T5">'</text:span>)</text:p>
      <text:p text:style-name="P2"># rho_eqn = OpenSBLIEq(rho, 1.0/T)</text:p>
      <text:p text:style-name="P1"><text:span text:style-name="T4">rho_eqn</text:span> = <text:span text:style-name="T4">OpenSBLIEq</text:span>(<text:span text:style-name="T4">rho</text:span>, (<text:span text:style-name="T9">10000.0</text:span>/(<text:span text:style-name="T9">8.3143</text:span>))*(<text:span text:style-name="T9">1.0</text:span>/T))</text:p>
      <text:p text:style-name="P1"><text:span text:style-name="T4">rho_store</text:span> = <text:span text:style-name="T4">OpenSBLIEq</text:span>(<text:span text:style-name="T3">DataObject</text:span>(<text:span text:style-name="T5">'</text:span><text:span text:style-name="T6">rho</text:span><text:span text:style-name="T5">'</text:span>), <text:span text:style-name="T4">rho</text:span>)</text:p>
      <text:p text:style-name="P1"><text:span text:style-name="T4">rhou0_store</text:span> = <text:span text:style-name="T4">OpenSBLIEq</text:span>(<text:span text:style-name="T3">DataObject</text:span>(<text:span text:style-name="T5">'</text:span><text:span text:style-name="T6">rhou0</text:span><text:span text:style-name="T5">'</text:span>), <text:span text:style-name="T4">rhou0</text:span>)</text:p>
      <text:p text:style-name="P1"><text:span text:style-name="T4">rhou1_store</text:span> = <text:span text:style-name="T4">OpenSBLIEq</text:span>(<text:span text:style-name="T3">DataObject</text:span>(<text:span text:style-name="T5">'</text:span><text:span text:style-name="T6">rhou1</text:span><text:span text:style-name="T5">'</text:span>), <text:span text:style-name="T4">rhou1</text:span>)</text:p>
      <text:p text:style-name="P1"><text:span text:style-name="T4">rhou2_store</text:span> = <text:span text:style-name="T4">OpenSBLIEq</text:span>(<text:span text:style-name="T3">DataObject</text:span>(<text:span text:style-name="T5">'</text:span><text:span text:style-name="T6">rhou2</text:span><text:span text:style-name="T5">'</text:span>), <text:span text:style-name="T4">rhou2</text:span>)</text:p>
      <text:p text:style-name="P1"><text:span text:style-name="T4">gama</text:span>, <text:span text:style-name="T4">Minf</text:span> = <text:span text:style-name="T3">ConstantObject</text:span>(<text:span text:style-name="T5">"</text:span><text:span text:style-name="T6">gama</text:span><text:span text:style-name="T5">"</text:span>), <text:span text:style-name="T3">ConstantObject</text:span>(<text:span text:style-name="T5">"</text:span><text:span text:style-name="T6">Minf</text:span><text:span text:style-name="T5">"</text:span>)</text:p>
      <text:p text:style-name="P1"><text:span text:style-name="T4">rhoE_store</text:span> = <text:span text:style-name="T4">OpenSBLIEq</text:span>(<text:span text:style-name="T3">DataObject</text:span>(<text:span text:style-name="T5">'</text:span><text:span text:style-name="T6">rhoE</text:span><text:span text:style-name="T5">'</text:span>), <text:span text:style-name="T4">rho</text:span>*T/(<text:span text:style-name="T4">gama</text:span>*(<text:span text:style-name="T4">gama</text:span>-<text:span text:style-name="T9">1</text:span>)*<text:span text:style-name="T4">Minf</text:span>**<text:span text:style-name="T9">2</text:span>) + <text:span text:style-name="T9">0.5</text:span>*(<text:span text:style-name="T4">rhou0</text:span>**<text:span text:style-name="T9">2</text:span> + <text:span text:style-name="T4">rhou1</text:span>**<text:span text:style-name="T9">2</text:span> + <text:span text:style-name="T4">rhou2</text:span>**<text:span text:style-name="T9">2</text:span>)/<text:span text:style-name="T4">rho</text:span>)</text:p>
      <text:p text:style-name="P1"><text:span text:style-name="T8">self</text:span>.eqns += <text:span text:style-name="T4">bl_equations</text:span> + [<text:span text:style-name="T4">rho_eqn</text:span>, <text:span text:style-name="T4">rho_store</text:span>, <text:span text:style-name="T4">rhou0_store</text:span>, <text:span text:style-name="T4">rhou1_store</text:span>, <text:span text:style-name="T4">rhou2_store</text:span>, <text:span text:style-name="T4">rhoE_store</text:span>]</text:p>
      <text:p text:style-name="P4">return</text:p>
      <text:p text:style-name="P6"/>
      <text:p text:style-name="P1"><text:span text:style-name="T7">def</text:span> <text:span text:style-name="T2">fit_polynomial</text:span>(<text:span text:style-name="T8">self</text:span>, <text:span text:style-name="T8">coords</text:span>, <text:span text:style-name="T8">variable</text:span>, <text:span text:style-name="T8">bl_edge</text:span>, <text:span text:style-name="T8">n_coeffs</text:span>):</text:p>
      <text:p text:style-name="P1"><text:span text:style-name="T5">"""</text:span><text:span text:style-name="T6"> Fits a polynomial to the input data, coefficients are returned.</text:span></text:p>
      <text:p text:style-name="P6"/>
      <text:p text:style-name="P3">:arg ndarray coords: Independent variable of the input data.</text:p>
      <text:p text:style-name="P3">:arg ndarray variable: Dependent variable of the input data.</text:p>
      <text:p text:style-name="P3">:arg int bl_edge: Array index at the edge of the boundary-layer.</text:p>
      <text:p text:style-name="P3">:arg int n_coeffs: Desired number of coefficients for the polynomial.</text:p>
      <text:p text:style-name="P1"><text:span text:style-name="T6">:returns: ndarray: coeffs: Coefficients of the polynomial fit.</text:span><text:span text:style-name="T5">"""</text:span></text:p>
      <text:p text:style-name="P1"><text:span text:style-name="T8">coords</text:span> = <text:span text:style-name="T8">coords</text:span>[<text:span text:style-name="T9">0</text:span>:<text:span text:style-name="T8">bl_edge</text:span>]</text:p>
      <text:p text:style-name="P1"><text:span text:style-name="T8">variable</text:span> = <text:span text:style-name="T8">variable</text:span>[<text:span text:style-name="T9">0</text:span>:<text:span text:style-name="T8">bl_edge</text:span>]</text:p>
      <text:p text:style-name="P2"># with warnings.catch_warnings():</text:p>
      <text:p text:style-name="P2"># warnings.filterwarnings('error')</text:p>
      <text:p text:style-name="P2"># try:</text:p>
      <text:p text:style-name="P1">warnings.<text:span text:style-name="T2">filterwarnings</text:span>(<text:span text:style-name="T5">"</text:span><text:span text:style-name="T6">ignore</text:span><text:span text:style-name="T5">"</text:span>)</text:p>
      <text:p text:style-name="P1"><text:span text:style-name="T4">coeffs</text:span> = poly.<text:span text:style-name="T2">polyfit</text:span>(<text:span text:style-name="T8">coords</text:span>, <text:span text:style-name="T8">variable</text:span>, <text:span text:style-name="T8">n_coeffs</text:span>)</text:p>
      <text:p text:style-name="P2"># except np.RankWarning:</text:p>
      <text:p text:style-name="P2"># print "Poorly conditioned fit"</text:p>
      <text:p text:style-name="P2"># ffit = poly.polyval(coords, coeffs)</text:p>
      <text:p text:style-name="P2"># plt.plot(coords, ffit, label='fit')</text:p>
      <text:p text:style-name="P2"># plt.plot(coords, variable, label='original_data')</text:p>
      <text:p text:style-name="P2"># plt.legend(loc="best")</text:p>
      <text:p text:style-name="P2"># plt.show()</text:p>
      <text:p text:style-name="P2"># Reverse coefficients so they are in descending order</text:p>
      <text:p text:style-name="P1"><text:span text:style-name="T1">return</text:span> <text:span text:style-name="T4">coeffs</text:span>[::-<text:span text:style-name="T9">1</text:span>]</text:p>
      <text:p text:style-name="P6"/>
      <text:p text:style-name="P1"><text:span text:style-name="T7">def</text:span> <text:span text:style-name="T2">solved_continuity</text:span>(<text:span text:style-name="T8">self</text:span>, <text:span text:style-name="T8">y</text:span>, <text:span text:style-name="T8">u</text:span>, <text:span text:style-name="T8">rho</text:span>):</text:p>
      <text:p text:style-name="P1"><text:span text:style-name="T5">"""</text:span><text:span text:style-name="T6"> Solves the continuity equation to obtain the wall normal velocity profile.</text:span></text:p>
      <text:p text:style-name="P6"/>
      <text:p text:style-name="P3">:arg ndarray y: Dependent coordinate values.</text:p>
      <text:p text:style-name="P3">:arg ndarray u: Streamwise velocity component values.</text:p>
      <text:p text:style-name="P3">:arg ndarray rho: Density values.</text:p>
      <text:p text:style-name="P1"><text:span text:style-name="T6">:returns: ndarray: rhov: Array of values for the wall normal velocity components. </text:span><text:span text:style-name="T5">"""</text:span></text:p>
      <text:p text:style-name="P2"># Grid offset delta to form derivative approximation</text:p>
      <text:p text:style-name="P1"><text:span text:style-name="T4">n</text:span> = np.<text:span text:style-name="T2">size</text:span>(<text:span text:style-name="T8">y</text:span>)</text:p>
      <text:p text:style-name="P1"><text:span text:style-name="T4">ya2</text:span> = <text:span text:style-name="T8">y</text:span>[:]</text:p>
      <text:p text:style-name="P1"><text:span text:style-name="T4">delta</text:span>, <text:span text:style-name="T4">scale</text:span>, <text:span text:style-name="T4">re</text:span> = <text:span text:style-name="T9">0.001</text:span>, <text:span text:style-name="T8">self</text:span>.scale_factor, <text:span text:style-name="T8">self</text:span>.Re</text:p>
      <text:p text:style-name="P1"><text:span text:style-name="T4">rex0</text:span> = <text:span text:style-name="T9">0.5</text:span>*(<text:span text:style-name="T4">re</text:span>/<text:span text:style-name="T4">scale</text:span>)**<text:span text:style-name="T9">2</text:span></text:p>
      <text:p text:style-name="P1"><text:span text:style-name="T4">x0</text:span> = <text:span text:style-name="T9">0.5</text:span>*<text:span text:style-name="T4">re</text:span>/<text:span text:style-name="T4">scale</text:span>**<text:span text:style-name="T9">2</text:span></text:p>
      <text:p text:style-name="P1"><text:span text:style-name="T2">print</text:span>(<text:span text:style-name="T4">scale</text:span>)</text:p>
      <text:p text:style-name="P6"/>
      <text:p text:style-name="P1"><text:span text:style-name="T2">print</text:span>(<text:span text:style-name="T5">'</text:span><text:span text:style-name="T6">Reynolds number</text:span><text:span text:style-name="T5">'</text:span>, <text:span text:style-name="T4">re</text:span>)</text:p>
      <text:p text:style-name="P1"><text:span text:style-name="T2">print</text:span>(<text:span text:style-name="T5">'</text:span><text:span text:style-name="T6">Scale</text:span><text:span text:style-name="T5">'</text:span>, <text:span text:style-name="T4">scale</text:span>)</text:p>
      <text:p text:style-name="P1"><text:span text:style-name="T4">drudx</text:span>, <text:span text:style-name="T4">rhov</text:span> = np.<text:span text:style-name="T2">zeros_like</text:span>(<text:span text:style-name="T8">y</text:span>), np.<text:span text:style-name="T2">zeros_like</text:span>(<text:span text:style-name="T8">y</text:span>)</text:p>
      <text:p text:style-name="P2"># Local Reynolds number scaling to obtain a v profile</text:p>
      <text:p text:style-name="P1"><text:span text:style-name="T4">sqrex</text:span> = np.sqrt(<text:span text:style-name="T4">rex0</text:span>)</text:p>
      <text:p text:style-name="P1"><text:span text:style-name="T4">delsx</text:span> = np.sqrt(<text:span text:style-name="T9">2.0</text:span>)*<text:span text:style-name="T4">scale</text:span>*<text:span text:style-name="T4">(x0)</text:span>/<text:span text:style-name="T4">sqrex</text:span></text:p>
      <text:p text:style-name="P1"><text:span text:style-name="T4">ya2</text:span> = <text:span text:style-name="T4">delsx</text:span>*<text:span text:style-name="T4">ya2</text:span></text:p>
      <text:p text:style-name="P1"><text:span text:style-name="T4">d2y_u</text:span> = <text:span text:style-name="T2">spline</text:span>(<text:span text:style-name="T4">ya2</text:span>, <text:span text:style-name="T8">u</text:span>, <text:span text:style-name="T4">n</text:span>, <text:span text:style-name="T8">self</text:span>.dudy, <text:span text:style-name="T9">0</text:span>)</text:p>
      <text:p text:style-name="P1"><text:span text:style-name="T4">d2y_rho</text:span> = <text:span text:style-name="T2">spline</text:span>(<text:span text:style-name="T4">ya2</text:span>, <text:span text:style-name="T8">rho</text:span>, <text:span text:style-name="T4">n</text:span>, <text:span text:style-name="T9">0</text:span>, <text:span text:style-name="T9">0</text:span>)</text:p>
      <text:p text:style-name="P1"><text:span text:style-name="T1">for</text:span> <text:span text:style-name="T4">j</text:span> <text:span text:style-name="T1">in</text:span> <text:span text:style-name="T3">range</text:span>(<text:span text:style-name="T9">0</text:span>, <text:span text:style-name="T4">n</text:span>):</text:p>
      <text:p text:style-name="P1"><text:span text:style-name="T4">ya2</text:span>[<text:span text:style-name="T4">j</text:span>] = <text:span text:style-name="T4">delsx</text:span>*<text:span text:style-name="T4">ya2</text:span>[<text:span text:style-name="T4">j</text:span>]</text:p>
      <text:p text:style-name="P1"><text:span text:style-name="T4">dstarp</text:span> = <text:span text:style-name="T4">delsx</text:span>*np.sqrt((<text:span text:style-name="T4">x0</text:span>+<text:span text:style-name="T4">delta</text:span>)/<text:span text:style-name="T4">(x0)</text:span>)</text:p>
      <text:p text:style-name="P1"><text:span text:style-name="T4">dstarm</text:span> = <text:span text:style-name="T4">delsx</text:span>*np.sqrt((<text:span text:style-name="T4">x0</text:span>-<text:span text:style-name="T4">delta</text:span>)/<text:span text:style-name="T4">(x0)</text:span>)</text:p>
      <text:p text:style-name="P1"><text:soft-page-break/><text:span text:style-name="T4">yp</text:span>, <text:span text:style-name="T4">ym</text:span> = <text:span text:style-name="T4">ya2</text:span>[<text:span text:style-name="T4">j</text:span>]/<text:span text:style-name="T4">dstarp</text:span>, <text:span text:style-name="T4">ya2</text:span>[<text:span text:style-name="T4">j</text:span>]/<text:span text:style-name="T4">dstarm</text:span></text:p>
      <text:p text:style-name="P1"><text:span text:style-name="T4">uxp</text:span> = <text:span text:style-name="T2">splint</text:span>(<text:span text:style-name="T4">ya2</text:span>, <text:span text:style-name="T8">u</text:span>, <text:span text:style-name="T4">d2y_u</text:span>, <text:span text:style-name="T4">n</text:span>, <text:span text:style-name="T4">yp</text:span>)</text:p>
      <text:p text:style-name="P1"><text:span text:style-name="T4">uxm</text:span> = <text:span text:style-name="T2">splint</text:span>(<text:span text:style-name="T4">ya2</text:span>, <text:span text:style-name="T8">u</text:span>, <text:span text:style-name="T4">d2y_u</text:span>, <text:span text:style-name="T4">n</text:span>, <text:span text:style-name="T4">ym</text:span>)</text:p>
      <text:p text:style-name="P1"><text:span text:style-name="T4">rhoxp</text:span> = <text:span text:style-name="T2">splint</text:span>(<text:span text:style-name="T4">ya2</text:span>, <text:span text:style-name="T8">rho</text:span>, <text:span text:style-name="T4">d2y_rho</text:span>, <text:span text:style-name="T4">n</text:span>, <text:span text:style-name="T4">yp</text:span>)</text:p>
      <text:p text:style-name="P1"><text:span text:style-name="T4">rhoxm</text:span> = <text:span text:style-name="T2">splint</text:span>(<text:span text:style-name="T4">ya2</text:span>, <text:span text:style-name="T8">rho</text:span>, <text:span text:style-name="T4">d2y_rho</text:span>, <text:span text:style-name="T4">n</text:span>, <text:span text:style-name="T4">ym</text:span>)</text:p>
      <text:p text:style-name="P1"><text:span text:style-name="T4">drudx</text:span>[<text:span text:style-name="T4">j</text:span>] = (<text:span text:style-name="T4">rhoxp</text:span>*<text:span text:style-name="T4">uxp</text:span>-<text:span text:style-name="T4">rhoxm</text:span>*<text:span text:style-name="T4">uxm</text:span>)/(<text:span text:style-name="T9">2.0</text:span>*<text:span text:style-name="T4">delta</text:span>)</text:p>
      <text:p text:style-name="P1"><text:span text:style-name="T4">rhov</text:span>[<text:span text:style-name="T4">j</text:span>] = <text:span text:style-name="T4">rhov</text:span>[<text:span text:style-name="T4">j</text:span>-<text:span text:style-name="T9">1</text:span>]-<text:span text:style-name="T9">0.5</text:span>*(<text:span text:style-name="T4">ya2</text:span>[<text:span text:style-name="T4">j</text:span>]-<text:span text:style-name="T4">ya2</text:span>[<text:span text:style-name="T4">j</text:span>-<text:span text:style-name="T9">1</text:span>])*(<text:span text:style-name="T4">drudx</text:span>[<text:span text:style-name="T4">j</text:span>]+<text:span text:style-name="T4">drudx</text:span>[<text:span text:style-name="T4">j</text:span>-<text:span text:style-name="T9">1</text:span>])</text:p>
      <text:p text:style-name="P6"/>
      <text:p text:style-name="P1"><text:span text:style-name="T4">dy</text:span> = <text:span text:style-name="T8">y</text:span>[<text:span text:style-name="T9">1</text:span>]</text:p>
      <text:p text:style-name="P1"><text:span text:style-name="T4">dvdy</text:span> = (-<text:span text:style-name="T9">1.83333333333334</text:span>*<text:span text:style-name="T4">rhov</text:span>[<text:span text:style-name="T9">0</text:span>]+<text:span text:style-name="T9">3.00000000000002</text:span>*<text:span text:style-name="T4">rhov</text:span>[<text:span text:style-name="T9">1</text:span>]-<text:span text:style-name="T9">1.50000000000003</text:span>*<text:span text:style-name="T4">rhov</text:span>[<text:span text:style-name="T9">2</text:span>]+<text:span text:style-name="T9">0.333333333333356</text:span>*<text:span text:style-name="T4">rhov</text:span>[<text:span text:style-name="T9">3</text:span>]-<text:span text:style-name="T9">8.34657956545823e-15</text:span>*<text:span text:style-name="T4">rhov</text:span>[<text:span text:style-name="T9">4</text:span>]+<text:span text:style-name="T9">1.06910315192207e-15</text:span>*<text:span text:style-name="T4">rhov</text:span>[<text:span text:style-name="T9">5</text:span>])/<text:span text:style-name="T4">dy</text:span></text:p>
      <text:p text:style-name="P1"><text:span text:style-name="T4">v_n</text:span> = <text:span text:style-name="T4">rhov</text:span> </text:p>
      <text:p text:style-name="P1"><text:span text:style-name="T4">dvdy</text:span> = (-<text:span text:style-name="T9">1.83333333333334</text:span>*<text:span text:style-name="T4">v_n</text:span>[<text:span text:style-name="T9">0</text:span>]+<text:span text:style-name="T9">3.00000000000002</text:span>*<text:span text:style-name="T4">v_n</text:span>[<text:span text:style-name="T9">1</text:span>]-<text:span text:style-name="T9">1.50000000000003</text:span>*<text:span text:style-name="T4">v_n</text:span>[<text:span text:style-name="T9">2</text:span>]+<text:span text:style-name="T9">0.333333333333356</text:span>*<text:span text:style-name="T4">v_n</text:span>[<text:span text:style-name="T9">3</text:span>]-<text:span text:style-name="T9">8.34657956545823e-15</text:span>*<text:span text:style-name="T4">v_n</text:span>[<text:span text:style-name="T9">4</text:span>]+<text:span text:style-name="T9">1.06910315192207e-15</text:span>*<text:span text:style-name="T4">v_n</text:span>[<text:span text:style-name="T9">5</text:span>])/<text:span text:style-name="T4">dy</text:span></text:p>
      <text:p text:style-name="P6"/>
      <text:p text:style-name="P1"><text:span text:style-name="T1">return</text:span> <text:span text:style-name="T4">v_n</text:span>, <text:span text:style-name="T4">dvdy</text:span></text:p>
      <text:p text:style-name="P6"/>
      <text:p text:style-name="P1"><text:span text:style-name="T7">def</text:span> <text:span text:style-name="T2">solve_continuity</text:span>(<text:span text:style-name="T8">self</text:span>, <text:span text:style-name="T8">y</text:span>, <text:span text:style-name="T8">u</text:span>, <text:span text:style-name="T8">rho</text:span>):</text:p>
      <text:p text:style-name="P1"><text:span text:style-name="T5">"""</text:span><text:span text:style-name="T6"> Solves the continuity equation to obtain the wall normal velocity profile.</text:span></text:p>
      <text:p text:style-name="P6"/>
      <text:p text:style-name="P3">:arg ndarray y: Dependent coordinate values.</text:p>
      <text:p text:style-name="P3">:arg ndarray u: Streamwise velocity component values.</text:p>
      <text:p text:style-name="P3">:arg ndarray rho: Density values.</text:p>
      <text:p text:style-name="P1"><text:span text:style-name="T6">:returns: ndarray: rhov: Array of values for the wall normal velocity components. </text:span><text:span text:style-name="T5">"""</text:span></text:p>
      <text:p text:style-name="P2"># Grid offset delta to form derivative approximation</text:p>
      <text:p text:style-name="P1"><text:span text:style-name="T4">n</text:span> = np.<text:span text:style-name="T2">size</text:span>(<text:span text:style-name="T8">y</text:span>)</text:p>
      <text:p text:style-name="P1"><text:span text:style-name="T4">ya2</text:span> = <text:span text:style-name="T8">y</text:span>[:]</text:p>
      <text:p text:style-name="P1"><text:span text:style-name="T4">delta</text:span>, <text:span text:style-name="T4">scale</text:span>, <text:span text:style-name="T4">re</text:span> = <text:span text:style-name="T9">0.001</text:span>, <text:span text:style-name="T8">self</text:span>.scale_factor, <text:span text:style-name="T8">self</text:span>.Re</text:p>
      <text:p text:style-name="P1"><text:span text:style-name="T4">rex0</text:span> = <text:span text:style-name="T9">0.5</text:span>*(<text:span text:style-name="T4">re</text:span>/<text:span text:style-name="T4">scale</text:span>)**<text:span text:style-name="T9">2</text:span></text:p>
      <text:p text:style-name="P1"><text:span text:style-name="T4">x0</text:span> = <text:span text:style-name="T9">0.5</text:span>*<text:span text:style-name="T4">re</text:span>/<text:span text:style-name="T4">scale</text:span>**<text:span text:style-name="T9">2</text:span></text:p>
      <text:p text:style-name="P2"># print "Domain inlet is when the boundary-layer has developed for a length of x0 = %.10f" % x0</text:p>
      <text:p text:style-name="P1"><text:span text:style-name="T4">drudx</text:span>, <text:span text:style-name="T4">rhov</text:span> = np.<text:span text:style-name="T2">zeros_like</text:span>(<text:span text:style-name="T8">y</text:span>), np.<text:span text:style-name="T2">zeros_like</text:span>(<text:span text:style-name="T8">y</text:span>)</text:p>
      <text:p text:style-name="P2"># Local Reynolds number scaling to obtain a v profile</text:p>
      <text:p text:style-name="P1"><text:span text:style-name="T4">sqrex</text:span> = np.sqrt(<text:span text:style-name="T4">rex0</text:span>)</text:p>
      <text:p text:style-name="P1"><text:span text:style-name="T4">delsx</text:span> = np.sqrt(<text:span text:style-name="T9">2.0</text:span>)*<text:span text:style-name="T4">scale</text:span>*<text:span text:style-name="T4">(x0)</text:span>/<text:span text:style-name="T4">sqrex</text:span> </text:p>
      <text:p text:style-name="P1"><text:span text:style-name="T4">ya2</text:span> = <text:span text:style-name="T4">delsx</text:span>*<text:span text:style-name="T4">ya2</text:span></text:p>
      <text:p text:style-name="P1"><text:span text:style-name="T4">d2y_u</text:span> = <text:span text:style-name="T2">spline</text:span>(<text:span text:style-name="T4">ya2</text:span>, <text:span text:style-name="T8">u</text:span>, <text:span text:style-name="T4">n</text:span>, <text:span text:style-name="T8">self</text:span>.dudy, <text:span text:style-name="T9">0</text:span>)</text:p>
      <text:p text:style-name="P1"><text:span text:style-name="T4">d2y_rho</text:span> = <text:span text:style-name="T2">spline</text:span>(<text:span text:style-name="T4">ya2</text:span>, <text:span text:style-name="T8">rho</text:span>, <text:span text:style-name="T4">n</text:span>, <text:span text:style-name="T9">0</text:span>, <text:span text:style-name="T9">0</text:span>)</text:p>
      <text:p text:style-name="P1"><text:span text:style-name="T1">for</text:span> <text:span text:style-name="T4">j</text:span> <text:span text:style-name="T1">in</text:span> <text:span text:style-name="T3">range</text:span>(<text:span text:style-name="T9">0</text:span>, <text:span text:style-name="T4">n</text:span>):</text:p>
      <text:p text:style-name="P1"><text:span text:style-name="T4">ya2</text:span>[<text:span text:style-name="T4">j</text:span>] = <text:span text:style-name="T4">delsx</text:span>*<text:span text:style-name="T4">ya2</text:span>[<text:span text:style-name="T4">j</text:span>]</text:p>
      <text:p text:style-name="P1"><text:span text:style-name="T4">dstarp</text:span> = <text:span text:style-name="T4">delsx</text:span>*np.sqrt((<text:span text:style-name="T4">x0</text:span>+<text:span text:style-name="T4">delta</text:span>)/<text:span text:style-name="T4">(x0)</text:span>)</text:p>
      <text:p text:style-name="P1"><text:span text:style-name="T4">dstarm</text:span> = <text:span text:style-name="T4">delsx</text:span>*np.sqrt((<text:span text:style-name="T4">x0</text:span>-<text:span text:style-name="T4">delta</text:span>)/<text:span text:style-name="T4">(x0)</text:span>)</text:p>
      <text:p text:style-name="P1"><text:span text:style-name="T4">yp</text:span>, <text:span text:style-name="T4">ym</text:span> = <text:span text:style-name="T4">ya2</text:span>[<text:span text:style-name="T4">j</text:span>]/<text:span text:style-name="T4">dstarp</text:span>, <text:span text:style-name="T4">ya2</text:span>[<text:span text:style-name="T4">j</text:span>]/<text:span text:style-name="T4">dstarm</text:span></text:p>
      <text:p text:style-name="P1"><text:span text:style-name="T4">uxp</text:span> = <text:span text:style-name="T2">splint</text:span>(<text:span text:style-name="T4">ya2</text:span>, <text:span text:style-name="T8">u</text:span>, <text:span text:style-name="T4">d2y_u</text:span>, <text:span text:style-name="T4">n</text:span>, <text:span text:style-name="T4">yp</text:span>)</text:p>
      <text:p text:style-name="P1"><text:span text:style-name="T4">uxm</text:span> = <text:span text:style-name="T2">splint</text:span>(<text:span text:style-name="T4">ya2</text:span>, <text:span text:style-name="T8">u</text:span>, <text:span text:style-name="T4">d2y_u</text:span>, <text:span text:style-name="T4">n</text:span>, <text:span text:style-name="T4">ym</text:span>)</text:p>
      <text:p text:style-name="P1"><text:span text:style-name="T4">rhoxp</text:span> = <text:span text:style-name="T2">splint</text:span>(<text:span text:style-name="T4">ya2</text:span>, <text:span text:style-name="T8">rho</text:span>, <text:span text:style-name="T4">d2y_rho</text:span>, <text:span text:style-name="T4">n</text:span>, <text:span text:style-name="T4">yp</text:span>)</text:p>
      <text:p text:style-name="P1"><text:span text:style-name="T4">rhoxm</text:span> = <text:span text:style-name="T2">splint</text:span>(<text:span text:style-name="T4">ya2</text:span>, <text:span text:style-name="T8">rho</text:span>, <text:span text:style-name="T4">d2y_rho</text:span>, <text:span text:style-name="T4">n</text:span>, <text:span text:style-name="T4">ym</text:span>)</text:p>
      <text:p text:style-name="P1"><text:span text:style-name="T4">drudx</text:span>[<text:span text:style-name="T4">j</text:span>] = (<text:span text:style-name="T4">rhoxp</text:span>*<text:span text:style-name="T4">uxp</text:span>-<text:span text:style-name="T4">rhoxm</text:span>*<text:span text:style-name="T4">uxm</text:span>)/(<text:span text:style-name="T9">2.0</text:span>*<text:span text:style-name="T4">delta</text:span>)</text:p>
      <text:p text:style-name="P1"><text:span text:style-name="T4">rhov</text:span>[<text:span text:style-name="T4">j</text:span>] = <text:span text:style-name="T4">rhov</text:span>[<text:span text:style-name="T4">j</text:span>-<text:span text:style-name="T9">1</text:span>]-<text:span text:style-name="T9">0.5</text:span>*(<text:span text:style-name="T4">ya2</text:span>[<text:span text:style-name="T4">j</text:span>]-<text:span text:style-name="T4">ya2</text:span>[<text:span text:style-name="T4">j</text:span>-<text:span text:style-name="T9">1</text:span>])*(<text:span text:style-name="T4">drudx</text:span>[<text:span text:style-name="T4">j</text:span>]+<text:span text:style-name="T4">drudx</text:span>[<text:span text:style-name="T4">j</text:span>-<text:span text:style-name="T9">1</text:span>])</text:p>
      <text:p text:style-name="P1"><text:span text:style-name="T1">return</text:span> <text:span text:style-name="T4">rhov</text:span></text:p>
      <text:p text:style-name="P6"/>
      <text:p text:style-name="P1"><text:span text:style-name="T7">def</text:span> <text:span text:style-name="T2">load_similarity</text:span>(<text:span text:style-name="T8">self</text:span>):</text:p>
      <text:p text:style-name="P1"><text:span text:style-name="T5">"""</text:span><text:span text:style-name="T6"> Solves the compressible boundary-layer equations via similarity solution.</text:span><text:span text:style-name="T5">"""</text:span></text:p>
      <text:p text:style-name="P1"><text:span text:style-name="T4">Re</text:span>, <text:span text:style-name="T4">xMach</text:span>, <text:span text:style-name="T4">Tinf</text:span> = <text:span text:style-name="T8">self</text:span>.Re, <text:span text:style-name="T8">self</text:span>.xMach, <text:span text:style-name="T8">self</text:span>.Tinf</text:p>
      <text:p text:style-name="P1"><text:span text:style-name="T4">Pr</text:span>, <text:span text:style-name="T4">gama</text:span> = <text:span text:style-name="T9">0.72</text:span>, <text:span text:style-name="T9">1.4</text:span> <text:span text:style-name="T10"># Prandtl number, ratio of specific heats</text:span></text:p>
      <text:p text:style-name="P2"># bl = Boundary_layer_profile(xMach, Pr, gama, -1, Re, Tinf) # -1 for Tw sets an adiabatic wall</text:p>
      <text:p text:style-name="P1"><text:span text:style-name="T4">bl</text:span> = <text:span text:style-name="T3">Boundary_layer_profile</text:span>(<text:span text:style-name="T4">xMach</text:span>, <text:span text:style-name="T4">Pr</text:span>, <text:span text:style-name="T4">gama</text:span>, -<text:span text:style-name="T9">1</text:span>, <text:span text:style-name="T4">Re</text:span>, <text:span text:style-name="T4">Tinf</text:span>) <text:span text:style-name="T10"># -1 for Tw sets an adiabatic wall</text:span></text:p>
      <text:p text:style-name="P1"><text:span text:style-name="T4">y</text:span>, <text:span text:style-name="T4">u</text:span>, T, <text:span text:style-name="T4">rho</text:span>, <text:span text:style-name="T4">n</text:span> = <text:span text:style-name="T4">bl</text:span>.y, <text:span text:style-name="T4">bl</text:span>.u, <text:span text:style-name="T4">bl</text:span>.T, <text:span text:style-name="T9">1.0</text:span>/<text:span text:style-name="T4">bl</text:span>.T, np.<text:span text:style-name="T2">size</text:span>(<text:span text:style-name="T4">bl</text:span>.y)</text:p>
      <text:p text:style-name="P1"><text:span text:style-name="T8">self</text:span>.Twall, <text:span text:style-name="T8">self</text:span>.scale_factor = <text:span text:style-name="T4">bl</text:span>.Twall, <text:span text:style-name="T4">bl</text:span>.scale_factor <text:span text:style-name="T10"># Wall temperature and scale factor from the similarity solution</text:span></text:p>
      <text:p text:style-name="P1"><text:span text:style-name="T8">self</text:span>.dudy = <text:span text:style-name="T4">bl</text:span>.dudy <text:span text:style-name="T10"># du/dy at the wall</text:span></text:p>
      <text:p text:style-name="P1"><text:span text:style-name="T1">return</text:span> <text:span text:style-name="T4">y</text:span>, <text:span text:style-name="T4">u</text:span>, T, <text:span text:style-name="T4">rho</text:span>, <text:span text:style-name="T4">n</text:span></text:p>
      <text:p text:style-name="P6"/>
      <text:p text:style-name="P1"><text:span text:style-name="T7">def</text:span> <text:span text:style-name="T2">interpolate_onto_grid</text:span>(<text:span text:style-name="T8">self</text:span>, <text:span text:style-name="T8">y_in</text:span>, <text:span text:style-name="T8">y_out</text:span>, <text:span text:style-name="T8">var_in</text:span>, <text:span text:style-name="T8">y0</text:span>, <text:span text:style-name="T8">yn</text:span>):</text:p>
      <text:p text:style-name="P2"># Create interpolating second derivative spline</text:p>
      <text:p text:style-name="P2"># n = size of the original data</text:p>
      <text:p text:style-name="P1"><text:span text:style-name="T4">n</text:span> = np.<text:span text:style-name="T2">size</text:span>(<text:span text:style-name="T8">y_in</text:span>)</text:p>
      <text:p text:style-name="P1"><text:span text:style-name="T4">n_out</text:span> = np.<text:span text:style-name="T2">size</text:span>(<text:span text:style-name="T8">y_out</text:span>)</text:p>
      <text:p text:style-name="P1"><text:soft-page-break/><text:span text:style-name="T4">d2y</text:span> = <text:span text:style-name="T2">spline</text:span>(<text:span text:style-name="T8">y_in</text:span>, <text:span text:style-name="T8">var_in</text:span>, <text:span text:style-name="T4">n</text:span>, <text:span text:style-name="T8">y0</text:span>, <text:span text:style-name="T8">yn</text:span>)</text:p>
      <text:p text:style-name="P2"># Array for variable interpolated onto the grid</text:p>
      <text:p text:style-name="P1"><text:span text:style-name="T4">var_out</text:span> = np.<text:span text:style-name="T2">zeros_like</text:span>(<text:span text:style-name="T8">y_out</text:span>)</text:p>
      <text:p text:style-name="P1"><text:span text:style-name="T1">for</text:span> <text:span text:style-name="T4">i</text:span> <text:span text:style-name="T1">in</text:span> <text:span text:style-name="T3">range</text:span>(<text:span text:style-name="T4">n_out</text:span>):</text:p>
      <text:p text:style-name="P1"><text:span text:style-name="T4">var_out</text:span>[<text:span text:style-name="T4">i</text:span>] = <text:span text:style-name="T2">splint</text:span>(<text:span text:style-name="T8">y_in</text:span>, <text:span text:style-name="T8">var_in</text:span>, <text:span text:style-name="T4">d2y</text:span>, <text:span text:style-name="T4">n</text:span>, <text:span text:style-name="T8">y_out</text:span>[<text:span text:style-name="T4">i</text:span>])</text:p>
      <text:p text:style-name="P1"><text:span text:style-name="T1">return</text:span> <text:span text:style-name="T4">var_out</text:span></text:p>
      <text:p text:style-name="P6"/>
      <text:p text:style-name="P1"><text:span text:style-name="T7">def</text:span> <text:span text:style-name="T2">find_edge_of_bl</text:span>(<text:span text:style-name="T8">self</text:span>, <text:span text:style-name="T8">variable</text:span>, <text:span text:style-name="T8">tolerance</text:span>):</text:p>
      <text:p text:style-name="P1"><text:span text:style-name="T5">"""</text:span><text:span text:style-name="T6"> Finds the edge of the boundary layer and returns the index of that grid point.</text:span></text:p>
      <text:p text:style-name="P6"/>
      <text:p text:style-name="P3">:arg ndarray variable: Array of values for a given flow variable.</text:p>
      <text:p text:style-name="P3">:arg float tolerance: Stopping tolerance for the difference between two successive grid points.</text:p>
      <text:p text:style-name="P1"><text:span text:style-name="T6">:returns: int: index: Index of the boundary-layer edge.</text:span><text:span text:style-name="T5">"""</text:span></text:p>
      <text:p text:style-name="P1"><text:span text:style-name="T4">index</text:span> = <text:span text:style-name="T9">1</text:span></text:p>
      <text:p text:style-name="P1"><text:span text:style-name="T1">while</text:span> np.abs(<text:span text:style-name="T8">variable</text:span>[<text:span text:style-name="T4">index</text:span>]-<text:span text:style-name="T8">variable</text:span>[<text:span text:style-name="T4">index</text:span>-<text:span text:style-name="T9">1</text:span>]) &gt; <text:span text:style-name="T8">tolerance</text:span>:</text:p>
      <text:p text:style-name="P1"><text:span text:style-name="T4">index</text:span> += <text:span text:style-name="T9">1</text:span></text:p>
      <text:p text:style-name="P1"><text:span text:style-name="T1">return</text:span> <text:span text:style-name="T4">index</text:span></text:p>
      <text:p text:style-name="P6"/>
      <text:p text:style-name="P1"><text:span text:style-name="T7">def</text:span> <text:span text:style-name="T2">freestream_value</text:span>(<text:span text:style-name="T8">self</text:span>, <text:span text:style-name="T8">variable</text:span>, <text:span text:style-name="T8">index</text:span>):</text:p>
      <text:p text:style-name="P1"><text:span text:style-name="T5">"""</text:span><text:span text:style-name="T6"> Returns the value of a flow variable for a given grid index.</text:span></text:p>
      <text:p text:style-name="P6"/>
      <text:p text:style-name="P3">:arg ndarray variable: Array of values for a given flow variable.</text:p>
      <text:p text:style-name="P3">:arg index Array index to use.</text:p>
      <text:p text:style-name="P1"><text:span text:style-name="T6">:returns: float: variable[index]: Value of the flow variable at that index.</text:span><text:span text:style-name="T5">"""</text:span></text:p>
      <text:p text:style-name="P1"><text:span text:style-name="T1">return</text:span> <text:span text:style-name="T8">variable</text:span>[<text:span text:style-name="T8">index</text:span>]</text:p>
      <text:p text:style-name="P1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09:49:22.475100440</meta:creation-date>
    <dc:date>2023-10-25T09:50:48.646417271</dc:date>
    <meta:editing-duration>PT1M26S</meta:editing-duration>
    <meta:editing-cycles>1</meta:editing-cycles>
    <meta:document-statistic meta:table-count="0" meta:image-count="0" meta:object-count="0" meta:page-count="11" meta:paragraph-count="606" meta:word-count="3581" meta:character-count="30110" meta:non-whitespace-character-count="27136"/>
    <meta:generator>LibreOffice/7.5.3.2$Linux_X86_64 LibreOffice_project/50$Build-2</meta:generator>
  </office:meta>
</office:document-meta>
</file>